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start-app" xlink:href="vnd.sun.star.script:Tools.Debug.WriteDbgString?language=Basic&amp;location=application" xlink:type="simple"/>
    </office:event-listeners>
  </office:scripts>
  <office:font-face-decls>
    <style:font-face style:name="Wingdings" svg:font-family="Wingdings" style:font-charset="x-symbol"/>
    <style:font-face style:name="Consolas" svg:font-family="Consolas, Monaco, 'Andale Mono', 'Ubuntu Mono', monospace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rsid="00084a46" officeooo:paragraph-rsid="00084a46"/>
    </style:style>
    <style:style style:name="P2" style:family="paragraph" style:parent-style-name="Standard">
      <style:text-properties officeooo:rsid="00084a46" officeooo:paragraph-rsid="000990d5"/>
    </style:style>
    <style:style style:name="P3" style:family="paragraph" style:parent-style-name="Standard">
      <style:text-properties officeooo:rsid="00084a46" officeooo:paragraph-rsid="0009c87a"/>
    </style:style>
    <style:style style:name="P4" style:family="paragraph" style:parent-style-name="Standard">
      <style:text-properties officeooo:rsid="00084a46" officeooo:paragraph-rsid="00f19f9c"/>
    </style:style>
    <style:style style:name="P5" style:family="paragraph" style:parent-style-name="Standard">
      <style:text-properties officeooo:rsid="00084a46" officeooo:paragraph-rsid="00f2a3bc"/>
    </style:style>
    <style:style style:name="P6" style:family="paragraph" style:parent-style-name="Standard">
      <style:text-properties officeooo:paragraph-rsid="000990d5"/>
    </style:style>
    <style:style style:name="P7" style:family="paragraph" style:parent-style-name="Standard">
      <style:text-properties officeooo:rsid="01b232a7" officeooo:paragraph-rsid="0009c87a"/>
    </style:style>
    <style:style style:name="P8" style:family="paragraph" style:parent-style-name="Standard">
      <style:text-properties officeooo:rsid="020e08df" officeooo:paragraph-rsid="0009c87a"/>
    </style:style>
    <style:style style:name="P9" style:family="paragraph" style:parent-style-name="Standard">
      <style:text-properties officeooo:rsid="01bc6b47" officeooo:paragraph-rsid="0009c87a"/>
    </style:style>
    <style:style style:name="P10" style:family="paragraph" style:parent-style-name="Standard">
      <style:text-properties officeooo:rsid="01eac822" officeooo:paragraph-rsid="0009c87a"/>
    </style:style>
    <style:style style:name="P11" style:family="paragraph" style:parent-style-name="Standard">
      <style:text-properties officeooo:rsid="0209d907" officeooo:paragraph-rsid="0009c87a"/>
    </style:style>
    <style:style style:name="P12" style:family="paragraph" style:parent-style-name="Standard">
      <style:text-properties officeooo:rsid="020c6167" officeooo:paragraph-rsid="0009c87a"/>
    </style:style>
    <style:style style:name="P13" style:family="paragraph" style:parent-style-name="Standard">
      <style:text-properties officeooo:paragraph-rsid="0009c87a"/>
    </style:style>
    <style:style style:name="P14" style:family="paragraph" style:parent-style-name="Standard">
      <style:text-properties officeooo:rsid="000e5056" officeooo:paragraph-rsid="000e5056"/>
    </style:style>
    <style:style style:name="P15" style:family="paragraph" style:parent-style-name="Standard">
      <style:text-properties officeooo:rsid="001da6cf" officeooo:paragraph-rsid="001da6cf"/>
    </style:style>
    <style:style style:name="P16" style:family="paragraph" style:parent-style-name="Standard">
      <style:text-properties officeooo:rsid="001da6cf" officeooo:paragraph-rsid="00b63e9b"/>
    </style:style>
    <style:style style:name="P17" style:family="paragraph" style:parent-style-name="Standard">
      <style:text-properties officeooo:rsid="00251720" officeooo:paragraph-rsid="00251720"/>
    </style:style>
    <style:style style:name="P18" style:family="paragraph" style:parent-style-name="Standard">
      <style:text-properties officeooo:rsid="002613d5" officeooo:paragraph-rsid="002613d5"/>
    </style:style>
    <style:style style:name="P19" style:family="paragraph" style:parent-style-name="Standard">
      <style:text-properties officeooo:rsid="0026c583" officeooo:paragraph-rsid="0026c583"/>
    </style:style>
    <style:style style:name="P20" style:family="paragraph" style:parent-style-name="Standard">
      <style:text-properties officeooo:rsid="003112e8" officeooo:paragraph-rsid="003112e8"/>
    </style:style>
    <style:style style:name="P21" style:family="paragraph" style:parent-style-name="Standard">
      <style:text-properties officeooo:rsid="0037e22d" officeooo:paragraph-rsid="0037e22d"/>
    </style:style>
    <style:style style:name="P22" style:family="paragraph" style:parent-style-name="Standard">
      <style:text-properties officeooo:rsid="003a5b09" officeooo:paragraph-rsid="003a5b09"/>
    </style:style>
    <style:style style:name="P23" style:family="paragraph" style:parent-style-name="Standard">
      <style:text-properties officeooo:rsid="003c4538" officeooo:paragraph-rsid="003c4538"/>
    </style:style>
    <style:style style:name="P24" style:family="paragraph" style:parent-style-name="Standard">
      <style:text-properties officeooo:rsid="003e05f2" officeooo:paragraph-rsid="003e05f2"/>
    </style:style>
    <style:style style:name="P25" style:family="paragraph" style:parent-style-name="Standard">
      <style:text-properties officeooo:rsid="0040dda4" officeooo:paragraph-rsid="0040dda4"/>
    </style:style>
    <style:style style:name="P26" style:family="paragraph" style:parent-style-name="Standard">
      <style:text-properties officeooo:rsid="00411c5a" officeooo:paragraph-rsid="00411c5a"/>
    </style:style>
    <style:style style:name="P27" style:family="paragraph" style:parent-style-name="Standard">
      <style:text-properties officeooo:rsid="00424f3d" officeooo:paragraph-rsid="00424f3d"/>
    </style:style>
    <style:style style:name="P28" style:family="paragraph" style:parent-style-name="Standard">
      <style:text-properties officeooo:rsid="0043dc81" officeooo:paragraph-rsid="0047474e"/>
    </style:style>
    <style:style style:name="P29" style:family="paragraph" style:parent-style-name="Standard">
      <style:text-properties officeooo:rsid="0043dc81" officeooo:paragraph-rsid="00484b20"/>
    </style:style>
    <style:style style:name="P30" style:family="paragraph" style:parent-style-name="Standard">
      <style:text-properties officeooo:rsid="0043dc81" officeooo:paragraph-rsid="00798b67"/>
    </style:style>
    <style:style style:name="P31" style:family="paragraph" style:parent-style-name="Standard">
      <style:text-properties officeooo:paragraph-rsid="004a08b5"/>
    </style:style>
    <style:style style:name="P32" style:family="paragraph" style:parent-style-name="Standard">
      <style:text-properties officeooo:rsid="002894a9" officeooo:paragraph-rsid="0055f3e9"/>
    </style:style>
    <style:style style:name="P33" style:family="paragraph" style:parent-style-name="Standard">
      <style:text-properties officeooo:rsid="002894a9" officeooo:paragraph-rsid="00b1e7b6"/>
    </style:style>
    <style:style style:name="P34" style:family="paragraph" style:parent-style-name="Standard">
      <style:text-properties officeooo:paragraph-rsid="0079c039"/>
    </style:style>
    <style:style style:name="P35" style:family="paragraph" style:parent-style-name="Standard">
      <style:text-properties officeooo:paragraph-rsid="007b5a29"/>
    </style:style>
    <style:style style:name="P36" style:family="paragraph" style:parent-style-name="Standard">
      <style:text-properties officeooo:paragraph-rsid="007c9221"/>
    </style:style>
    <style:style style:name="P37" style:family="paragraph" style:parent-style-name="Standard">
      <style:text-properties officeooo:paragraph-rsid="00847a13"/>
    </style:style>
    <style:style style:name="P38" style:family="paragraph" style:parent-style-name="Standard">
      <style:text-properties officeooo:paragraph-rsid="0084ece8"/>
    </style:style>
    <style:style style:name="P39" style:family="paragraph" style:parent-style-name="Standard">
      <style:text-properties officeooo:paragraph-rsid="00a74f0a"/>
    </style:style>
    <style:style style:name="P40" style:family="paragraph" style:parent-style-name="Standard">
      <style:text-properties officeooo:rsid="00bb1e26" officeooo:paragraph-rsid="00bb1e26"/>
    </style:style>
    <style:style style:name="P41" style:family="paragraph" style:parent-style-name="Standard">
      <style:text-properties officeooo:paragraph-rsid="00cd9f3f"/>
    </style:style>
    <style:style style:name="P42" style:family="paragraph" style:parent-style-name="Standard">
      <style:text-properties officeooo:paragraph-rsid="00e94fa0"/>
    </style:style>
    <style:style style:name="P43" style:family="paragraph" style:parent-style-name="Standard">
      <style:text-properties officeooo:paragraph-rsid="00eaf19c"/>
    </style:style>
    <style:style style:name="P44" style:family="paragraph" style:parent-style-name="Standard">
      <style:text-properties officeooo:paragraph-rsid="00f19f9c"/>
    </style:style>
    <style:style style:name="P45" style:family="paragraph" style:parent-style-name="Standard">
      <style:text-properties officeooo:rsid="01042c85" officeooo:paragraph-rsid="01042c85"/>
    </style:style>
    <style:style style:name="P46" style:family="paragraph" style:parent-style-name="Standard">
      <style:text-properties officeooo:rsid="0107abc3" officeooo:paragraph-rsid="0107abc3"/>
    </style:style>
    <style:style style:name="P47" style:family="paragraph" style:parent-style-name="Standard">
      <style:text-properties officeooo:rsid="0111dd86" officeooo:paragraph-rsid="0111dd86"/>
    </style:style>
    <style:style style:name="P48" style:family="paragraph" style:parent-style-name="Standard">
      <style:text-properties officeooo:rsid="01176a2b" officeooo:paragraph-rsid="01176a2b"/>
    </style:style>
    <style:style style:name="P49" style:family="paragraph" style:parent-style-name="Standard">
      <style:text-properties officeooo:rsid="01180584" officeooo:paragraph-rsid="01180584"/>
    </style:style>
    <style:style style:name="P50" style:family="paragraph" style:parent-style-name="Standard">
      <style:text-properties officeooo:rsid="01229b50" officeooo:paragraph-rsid="01229b50"/>
    </style:style>
    <style:style style:name="P51" style:family="paragraph" style:parent-style-name="Standard">
      <style:text-properties officeooo:rsid="01289469" officeooo:paragraph-rsid="01289469"/>
    </style:style>
    <style:style style:name="P52" style:family="paragraph" style:parent-style-name="Standard">
      <style:text-properties officeooo:rsid="012c73ae" officeooo:paragraph-rsid="012c73ae"/>
    </style:style>
    <style:style style:name="P53" style:family="paragraph" style:parent-style-name="Standard">
      <style:text-properties officeooo:rsid="01323e73" officeooo:paragraph-rsid="01323e73"/>
    </style:style>
    <style:style style:name="P54" style:family="paragraph" style:parent-style-name="Standard">
      <style:text-properties officeooo:rsid="01332fbe" officeooo:paragraph-rsid="01332fbe"/>
    </style:style>
    <style:style style:name="P55" style:family="paragraph" style:parent-style-name="Standard">
      <style:text-properties officeooo:rsid="01389be6" officeooo:paragraph-rsid="01389be6"/>
    </style:style>
    <style:style style:name="P56" style:family="paragraph" style:parent-style-name="Standard">
      <style:text-properties officeooo:rsid="013b3543" officeooo:paragraph-rsid="013b3543"/>
    </style:style>
    <style:style style:name="P57" style:family="paragraph" style:parent-style-name="Standard">
      <style:text-properties officeooo:rsid="013b3543" officeooo:paragraph-rsid="013b3981"/>
    </style:style>
    <style:style style:name="P58" style:family="paragraph" style:parent-style-name="Standard">
      <style:text-properties officeooo:paragraph-rsid="013b3981"/>
    </style:style>
    <style:style style:name="P59" style:family="paragraph" style:parent-style-name="Standard">
      <style:text-properties officeooo:rsid="013b8bbd" officeooo:paragraph-rsid="013b8bbd"/>
    </style:style>
    <style:style style:name="P60" style:family="paragraph" style:parent-style-name="Standard">
      <style:text-properties officeooo:rsid="013fce3b" officeooo:paragraph-rsid="013fce3b"/>
    </style:style>
    <style:style style:name="P61" style:family="paragraph" style:parent-style-name="Standard">
      <style:text-properties officeooo:rsid="014042a4" officeooo:paragraph-rsid="014042a4"/>
    </style:style>
    <style:style style:name="P62" style:family="paragraph" style:parent-style-name="Standard">
      <style:text-properties officeooo:rsid="015bbb47" officeooo:paragraph-rsid="015bbb47"/>
    </style:style>
    <style:style style:name="P63" style:family="paragraph" style:parent-style-name="Standard">
      <style:text-properties officeooo:rsid="0160fcb3" officeooo:paragraph-rsid="0160fcb3"/>
    </style:style>
    <style:style style:name="P64" style:family="paragraph" style:parent-style-name="Standard">
      <style:text-properties officeooo:rsid="016ba0df" officeooo:paragraph-rsid="016ba0df"/>
    </style:style>
    <style:style style:name="P65" style:family="paragraph" style:parent-style-name="Standard">
      <style:text-properties officeooo:paragraph-rsid="016d9cef"/>
    </style:style>
    <style:style style:name="P66" style:family="paragraph" style:parent-style-name="Standard">
      <style:text-properties officeooo:rsid="01733ddb" officeooo:paragraph-rsid="01733ddb"/>
    </style:style>
    <style:style style:name="P67" style:family="paragraph" style:parent-style-name="Standard">
      <style:text-properties officeooo:rsid="01741202" officeooo:paragraph-rsid="01741202"/>
    </style:style>
    <style:style style:name="P68" style:family="paragraph" style:parent-style-name="Standard">
      <style:text-properties officeooo:rsid="017b2e16" officeooo:paragraph-rsid="017b2e16"/>
    </style:style>
    <style:style style:name="P69" style:family="paragraph" style:parent-style-name="Standard">
      <style:text-properties officeooo:rsid="018ccf58" officeooo:paragraph-rsid="018ccf58"/>
    </style:style>
    <style:style style:name="P70" style:family="paragraph" style:parent-style-name="Standard">
      <style:text-properties officeooo:rsid="018fdf4e" officeooo:paragraph-rsid="018fdf4e"/>
    </style:style>
    <style:style style:name="P71" style:family="paragraph" style:parent-style-name="Standard">
      <style:text-properties officeooo:rsid="0191ce25" officeooo:paragraph-rsid="0191ce25"/>
    </style:style>
    <style:style style:name="P72" style:family="paragraph" style:parent-style-name="Standard">
      <style:text-properties officeooo:rsid="0194e8f9" officeooo:paragraph-rsid="0194e8f9"/>
    </style:style>
    <style:style style:name="P73" style:family="paragraph" style:parent-style-name="Standard">
      <style:text-properties officeooo:rsid="01bb69bd" officeooo:paragraph-rsid="01bb69bd"/>
    </style:style>
    <style:style style:name="P74" style:family="paragraph" style:parent-style-name="Standard">
      <style:text-properties officeooo:paragraph-rsid="01dc6b95"/>
    </style:style>
    <style:style style:name="P75" style:family="paragraph" style:parent-style-name="Standard">
      <style:text-properties officeooo:rsid="01e2de35" officeooo:paragraph-rsid="01e2de35"/>
    </style:style>
    <style:style style:name="P76" style:family="paragraph" style:parent-style-name="Standard">
      <style:text-properties officeooo:rsid="01ea6bc0" officeooo:paragraph-rsid="01ea6bc0"/>
    </style:style>
    <style:style style:name="P77" style:family="paragraph" style:parent-style-name="Standard">
      <style:text-properties officeooo:rsid="01ecb4da" officeooo:paragraph-rsid="01ecb4da"/>
    </style:style>
    <style:style style:name="P78" style:family="paragraph" style:parent-style-name="Standard">
      <style:text-properties fo:font-style="normal" officeooo:rsid="01f26ebd" officeooo:paragraph-rsid="01f26ebd" style:font-style-asian="normal" style:font-style-complex="normal"/>
    </style:style>
    <style:style style:name="P79" style:family="paragraph" style:parent-style-name="Standard">
      <style:text-properties fo:font-style="normal" officeooo:rsid="01f45882" officeooo:paragraph-rsid="01f45882" style:font-style-asian="normal" style:font-style-complex="normal"/>
    </style:style>
    <style:style style:name="P80" style:family="paragraph" style:parent-style-name="Standard">
      <style:text-properties fo:font-style="normal" officeooo:rsid="01f5cf0a" officeooo:paragraph-rsid="01f5cf0a" style:font-style-asian="normal" style:font-style-complex="normal"/>
    </style:style>
    <style:style style:name="P81" style:family="paragraph" style:parent-style-name="Standard">
      <style:text-properties fo:font-style="normal" officeooo:rsid="01f5cf0a" officeooo:paragraph-rsid="01fe7150" style:font-style-asian="normal" style:font-style-complex="normal"/>
    </style:style>
    <style:style style:name="P82" style:family="paragraph" style:parent-style-name="Standard">
      <style:text-properties fo:font-style="normal" officeooo:rsid="01fe7150" officeooo:paragraph-rsid="01fe7150" style:font-style-asian="normal" style:font-style-complex="normal"/>
    </style:style>
    <style:style style:name="P83" style:family="paragraph" style:parent-style-name="Standard">
      <style:text-properties fo:font-style="normal" officeooo:rsid="02459724" officeooo:paragraph-rsid="02459724" style:font-style-asian="normal" style:font-style-complex="normal"/>
    </style:style>
    <style:style style:name="P84" style:family="paragraph" style:parent-style-name="Standard">
      <style:text-properties fo:font-style="normal" officeooo:rsid="0245f1da" officeooo:paragraph-rsid="0245f1da" style:font-style-asian="normal" style:font-style-complex="normal"/>
    </style:style>
    <style:style style:name="P85" style:family="paragraph" style:parent-style-name="Standard">
      <style:text-properties fo:font-style="normal" officeooo:rsid="0249df78" officeooo:paragraph-rsid="0249df78" style:font-style-asian="normal" style:font-style-complex="normal"/>
    </style:style>
    <style:style style:name="P86" style:family="paragraph" style:parent-style-name="Standard">
      <style:text-properties officeooo:rsid="020bea89" officeooo:paragraph-rsid="020bea89"/>
    </style:style>
    <style:style style:name="P87" style:family="paragraph" style:parent-style-name="Standard">
      <style:text-properties officeooo:rsid="020ecf9f" officeooo:paragraph-rsid="020ecf9f"/>
    </style:style>
    <style:style style:name="P88" style:family="paragraph" style:parent-style-name="Standard">
      <style:text-properties officeooo:rsid="02116cce" officeooo:paragraph-rsid="02116cce"/>
    </style:style>
    <style:style style:name="P89" style:family="paragraph" style:parent-style-name="Standard">
      <style:text-properties officeooo:rsid="02153063" officeooo:paragraph-rsid="02153063"/>
    </style:style>
    <style:style style:name="P90" style:family="paragraph" style:parent-style-name="Standard">
      <style:text-properties officeooo:rsid="021e36c4" officeooo:paragraph-rsid="021e36c4"/>
    </style:style>
    <style:style style:name="P91" style:family="paragraph" style:parent-style-name="Standard">
      <style:text-properties officeooo:rsid="021809fb" officeooo:paragraph-rsid="021809fb"/>
    </style:style>
    <style:style style:name="P92" style:family="paragraph" style:parent-style-name="Standard">
      <style:text-properties officeooo:rsid="022037e1" officeooo:paragraph-rsid="022037e1"/>
    </style:style>
    <style:style style:name="P93" style:family="paragraph" style:parent-style-name="Standard">
      <style:text-properties officeooo:rsid="0224b7fd" officeooo:paragraph-rsid="0224b7fd"/>
    </style:style>
    <style:style style:name="P94" style:family="paragraph" style:parent-style-name="Standard">
      <style:text-properties officeooo:rsid="022756c7" officeooo:paragraph-rsid="022756c7"/>
    </style:style>
    <style:style style:name="P95" style:family="paragraph" style:parent-style-name="Standard">
      <style:text-properties officeooo:rsid="0227b52c" officeooo:paragraph-rsid="0227b52c"/>
    </style:style>
    <style:style style:name="P96" style:family="paragraph" style:parent-style-name="Standard">
      <style:text-properties officeooo:rsid="022f9290" officeooo:paragraph-rsid="022f9290"/>
    </style:style>
    <style:style style:name="P97" style:family="paragraph" style:parent-style-name="Standard">
      <style:text-properties officeooo:rsid="022f9290" officeooo:paragraph-rsid="0230c3d5"/>
    </style:style>
    <style:style style:name="P98" style:family="paragraph" style:parent-style-name="Standard">
      <style:text-properties officeooo:rsid="0232aea1" officeooo:paragraph-rsid="0232aea1"/>
    </style:style>
    <style:style style:name="P99" style:family="paragraph" style:parent-style-name="Standard">
      <style:text-properties officeooo:rsid="02440892" officeooo:paragraph-rsid="02440892"/>
    </style:style>
    <style:style style:name="P100" style:family="paragraph" style:parent-style-name="Standard">
      <style:text-properties officeooo:paragraph-rsid="0249df78"/>
    </style:style>
    <style:style style:name="P101" style:family="paragraph" style:parent-style-name="Standard">
      <style:text-properties officeooo:rsid="02122169" officeooo:paragraph-rsid="02122169"/>
    </style:style>
    <style:style style:name="P102" style:family="paragraph" style:parent-style-name="Standard">
      <style:text-properties officeooo:paragraph-rsid="024e9cef"/>
    </style:style>
    <style:style style:name="P103" style:family="paragraph" style:parent-style-name="Standard">
      <style:text-properties officeooo:rsid="0253930d" officeooo:paragraph-rsid="0253930d"/>
    </style:style>
    <style:style style:name="P104" style:family="paragraph" style:parent-style-name="Standard">
      <style:text-properties fo:font-variant="normal" fo:text-transform="none" fo:color="#000000" style:font-name="Verdana" fo:font-size="9.75pt" fo:letter-spacing="normal" fo:font-style="normal" fo:font-weight="normal" officeooo:rsid="02440892" officeooo:paragraph-rsid="02440892"/>
    </style:style>
    <style:style style:name="P105" style:family="paragraph" style:parent-style-name="Standard">
      <style:text-properties officeooo:paragraph-rsid="02440892"/>
    </style:style>
    <style:style style:name="P106" style:family="paragraph" style:parent-style-name="Standard">
      <style:text-properties officeooo:rsid="025aeb6e" officeooo:paragraph-rsid="025aeb6e"/>
    </style:style>
    <style:style style:name="P107" style:family="paragraph" style:parent-style-name="Standard">
      <style:paragraph-properties fo:margin-left="0in" fo:margin-right="0in" fo:text-indent="0in" style:auto-text-indent="false"/>
      <style:text-properties officeooo:paragraph-rsid="004a08b5"/>
    </style:style>
    <style:style style:name="P108" style:family="paragraph" style:parent-style-name="Standard">
      <style:paragraph-properties fo:margin-left="0in" fo:margin-right="0in" fo:text-indent="0in" style:auto-text-indent="false"/>
      <style:text-properties officeooo:rsid="00c00fee" officeooo:paragraph-rsid="00c00fee"/>
    </style:style>
    <style:style style:name="P109" style:family="paragraph" style:parent-style-name="Standard">
      <style:paragraph-properties fo:margin-left="0in" fo:margin-right="0in" fo:text-indent="0in" style:auto-text-indent="false"/>
      <style:text-properties officeooo:rsid="00c0338d" officeooo:paragraph-rsid="00c0338d"/>
    </style:style>
    <style:style style:name="P110" style:family="paragraph" style:parent-style-name="Standard">
      <style:paragraph-properties fo:margin-left="0in" fo:margin-right="0in" fo:text-indent="0in" style:auto-text-indent="false"/>
      <style:text-properties officeooo:rsid="00c0ed21" officeooo:paragraph-rsid="00c0ed21"/>
    </style:style>
    <style:style style:name="P111" style:family="paragraph" style:parent-style-name="Standard">
      <style:paragraph-properties fo:margin-left="0in" fo:margin-right="0in" fo:text-indent="0in" style:auto-text-indent="false"/>
      <style:text-properties officeooo:rsid="00c1f031" officeooo:paragraph-rsid="00c1f031"/>
    </style:style>
    <style:style style:name="P112" style:family="paragraph" style:parent-style-name="Standard">
      <style:paragraph-properties fo:margin-left="0in" fo:margin-right="0in" fo:text-indent="0in" style:auto-text-indent="false"/>
      <style:text-properties officeooo:rsid="00c3cd1d" officeooo:paragraph-rsid="00c3cd1d"/>
    </style:style>
    <style:style style:name="P113" style:family="paragraph" style:parent-style-name="Standard">
      <style:paragraph-properties fo:margin-left="0in" fo:margin-right="0in" fo:text-indent="0in" style:auto-text-indent="false"/>
      <style:text-properties officeooo:rsid="00c58c69" officeooo:paragraph-rsid="00c58c69"/>
    </style:style>
    <style:style style:name="P114" style:family="paragraph" style:parent-style-name="Standard">
      <style:paragraph-properties fo:margin-left="0in" fo:margin-right="0in" fo:text-indent="0in" style:auto-text-indent="false"/>
      <style:text-properties officeooo:rsid="014ee7c0" officeooo:paragraph-rsid="014ee7c0"/>
    </style:style>
    <style:style style:name="P115" style:family="paragraph" style:parent-style-name="Standard">
      <style:paragraph-properties fo:margin-left="0in" fo:margin-right="0in" fo:text-indent="0in" style:auto-text-indent="false"/>
      <style:text-properties officeooo:rsid="0195c172" officeooo:paragraph-rsid="0195c172"/>
    </style:style>
    <style:style style:name="P116" style:family="paragraph" style:parent-style-name="Standard">
      <style:paragraph-properties fo:margin-left="0in" fo:margin-right="0in" fo:text-indent="0in" style:auto-text-indent="false"/>
      <style:text-properties officeooo:rsid="01968c47" officeooo:paragraph-rsid="0198392a"/>
    </style:style>
    <style:style style:name="P117" style:family="paragraph" style:parent-style-name="Standard">
      <style:paragraph-properties fo:margin-left="0in" fo:margin-right="0in" fo:text-indent="0in" style:auto-text-indent="false"/>
      <style:text-properties officeooo:rsid="019902fa" officeooo:paragraph-rsid="019902fa"/>
    </style:style>
    <style:style style:name="P118" style:family="paragraph" style:parent-style-name="Standard">
      <style:paragraph-properties fo:margin-left="0in" fo:margin-right="0in" fo:text-indent="0in" style:auto-text-indent="false"/>
      <style:text-properties officeooo:rsid="019beed5" officeooo:paragraph-rsid="019beed5"/>
    </style:style>
    <style:style style:name="P119" style:family="paragraph" style:parent-style-name="Standard">
      <style:paragraph-properties fo:margin-left="0in" fo:margin-right="0in" fo:text-indent="0in" style:auto-text-indent="false"/>
      <style:text-properties officeooo:rsid="01a14dc0" officeooo:paragraph-rsid="01a14dc0"/>
    </style:style>
    <style:style style:name="P120" style:family="paragraph" style:parent-style-name="Standard">
      <style:paragraph-properties fo:margin-left="0in" fo:margin-right="0in" fo:text-indent="0in" style:auto-text-indent="false"/>
      <style:text-properties officeooo:rsid="01a7162b" officeooo:paragraph-rsid="01a91e76"/>
    </style:style>
    <style:style style:name="P121" style:family="paragraph" style:parent-style-name="Standard">
      <style:paragraph-properties fo:margin-left="0in" fo:margin-right="0in" fo:text-indent="0in" style:auto-text-indent="false"/>
      <style:text-properties officeooo:rsid="01676eac" officeooo:paragraph-rsid="01676eac"/>
    </style:style>
    <style:style style:name="P122" style:family="paragraph" style:parent-style-name="Standard">
      <style:paragraph-properties fo:margin-left="0in" fo:margin-right="0in" fo:text-indent="0in" style:auto-text-indent="false"/>
      <style:text-properties officeooo:rsid="01aab17f" officeooo:paragraph-rsid="01aab17f"/>
    </style:style>
    <style:style style:name="P123" style:family="paragraph" style:parent-style-name="Standard">
      <style:paragraph-properties fo:margin-left="0in" fo:margin-right="0in" fo:text-indent="0in" style:auto-text-indent="false"/>
      <style:text-properties officeooo:rsid="01ae81e7" officeooo:paragraph-rsid="01ae81e7"/>
    </style:style>
    <style:style style:name="P124" style:family="paragraph" style:parent-style-name="Standard">
      <style:paragraph-properties fo:margin-left="0in" fo:margin-right="0in" fo:text-indent="0in" style:auto-text-indent="false"/>
      <style:text-properties officeooo:rsid="01b196e1" officeooo:paragraph-rsid="01b196e1"/>
    </style:style>
    <style:style style:name="P125" style:family="paragraph" style:parent-style-name="Standard">
      <style:paragraph-properties fo:margin-left="0in" fo:margin-right="0in" fo:text-indent="0in" style:auto-text-indent="false"/>
      <style:text-properties officeooo:rsid="01bf56a3" officeooo:paragraph-rsid="01bf56a3"/>
    </style:style>
    <style:style style:name="P126" style:family="paragraph" style:parent-style-name="Standard">
      <style:paragraph-properties fo:margin-left="0in" fo:margin-right="0in" fo:text-indent="0in" style:auto-text-indent="false"/>
      <style:text-properties officeooo:rsid="01c2bfd5" officeooo:paragraph-rsid="01c2bfd5"/>
    </style:style>
    <style:style style:name="P127" style:family="paragraph" style:parent-style-name="Standard">
      <style:paragraph-properties fo:margin-left="0in" fo:margin-right="0in" fo:text-indent="0in" style:auto-text-indent="false"/>
      <style:text-properties officeooo:rsid="01c3dd3e" officeooo:paragraph-rsid="01c3dd3e"/>
    </style:style>
    <style:style style:name="P128" style:family="paragraph" style:parent-style-name="Standard">
      <style:paragraph-properties fo:margin-left="0in" fo:margin-right="0in" fo:text-indent="0in" style:auto-text-indent="false"/>
      <style:text-properties officeooo:rsid="025dd818" officeooo:paragraph-rsid="025dd818"/>
    </style:style>
    <style:style style:name="P129" style:family="paragraph" style:parent-style-name="Standard">
      <style:paragraph-properties fo:margin-left="0in" fo:margin-right="0in" fo:text-indent="0in" style:auto-text-indent="false"/>
      <style:text-properties officeooo:rsid="025f7e2c" officeooo:paragraph-rsid="025f7e2c"/>
    </style:style>
    <style:style style:name="P130" style:family="paragraph" style:parent-style-name="Standard">
      <style:paragraph-properties fo:margin-left="0in" fo:margin-right="0in" fo:text-indent="0in" style:auto-text-indent="false"/>
      <style:text-properties officeooo:rsid="0260aefd" officeooo:paragraph-rsid="0260aefd"/>
    </style:style>
    <style:style style:name="P131" style:family="paragraph" style:parent-style-name="Standard">
      <style:paragraph-properties fo:margin-left="0in" fo:margin-right="0in" fo:text-indent="0in" style:auto-text-indent="false"/>
      <style:text-properties officeooo:rsid="02661a84" officeooo:paragraph-rsid="02661a84"/>
    </style:style>
    <style:style style:name="P132" style:family="paragraph" style:parent-style-name="Standard">
      <style:paragraph-properties fo:margin-left="0in" fo:margin-right="0in" fo:text-indent="0in" style:auto-text-indent="false"/>
      <style:text-properties officeooo:rsid="0267eebd" officeooo:paragraph-rsid="0267eebd"/>
    </style:style>
    <style:style style:name="P133" style:family="paragraph" style:parent-style-name="Standard">
      <style:paragraph-properties fo:margin-left="0in" fo:margin-right="0in" fo:text-indent="0in" style:auto-text-indent="false"/>
      <style:text-properties officeooo:rsid="0269ffdc" officeooo:paragraph-rsid="0269ffdc"/>
    </style:style>
    <style:style style:name="P134" style:family="paragraph" style:parent-style-name="Preformatted_20_Text">
      <style:text-properties fo:font-variant="normal" fo:text-transform="none" fo:color="#3a3a3a" fo:font-size="12pt" fo:letter-spacing="normal" fo:font-style="normal" fo:font-weight="normal" officeooo:rsid="022037e1" officeooo:paragraph-rsid="022037e1"/>
    </style:style>
    <style:style style:name="P135" style:family="paragraph" style:parent-style-name="Preformatted_20_Text">
      <style:text-properties fo:font-variant="normal" fo:text-transform="none" fo:color="#3a3a3a" fo:font-size="12pt" fo:letter-spacing="normal" fo:font-style="normal" fo:font-weight="normal" officeooo:rsid="025ae64c" officeooo:paragraph-rsid="025ae64c"/>
    </style:style>
    <style:style style:name="P136" style:family="paragraph" style:parent-style-name="Standard" style:list-style-name="WWNum6"/>
    <style:style style:name="P137" style:family="paragraph" style:parent-style-name="Standard" style:list-style-name="WWNum6">
      <style:paragraph-properties fo:margin-left="0in" fo:margin-right="0in" fo:text-indent="0in" style:auto-text-indent="false"/>
      <style:text-properties officeooo:paragraph-rsid="004a08b5"/>
    </style:style>
    <style:style style:name="P138" style:family="paragraph" style:parent-style-name="Standard" style:list-style-name="WWNum7">
      <style:paragraph-properties fo:margin-left="0in" fo:margin-right="0in" fo:text-indent="0in" style:auto-text-indent="false"/>
      <style:text-properties officeooo:paragraph-rsid="004a08b5"/>
    </style:style>
    <style:style style:name="P139" style:family="paragraph" style:parent-style-name="Standard" style:list-style-name="WWNum8">
      <style:paragraph-properties fo:margin-left="0in" fo:margin-right="0in" fo:text-indent="0in" style:auto-text-indent="false"/>
      <style:text-properties officeooo:paragraph-rsid="004a08b5"/>
    </style:style>
    <style:style style:name="P140" style:family="paragraph" style:parent-style-name="Standard" style:list-style-name="WWNum9">
      <style:paragraph-properties fo:margin-left="0in" fo:margin-right="0in" fo:text-indent="0in" style:auto-text-indent="false"/>
      <style:text-properties officeooo:rsid="014ee7c0" officeooo:paragraph-rsid="014ee7c0"/>
    </style:style>
    <style:style style:name="P141" style:family="paragraph" style:parent-style-name="Standard" style:list-style-name="WWNum9">
      <style:paragraph-properties fo:margin-left="0in" fo:margin-right="0in" fo:text-indent="0in" style:auto-text-indent="false"/>
      <style:text-properties officeooo:paragraph-rsid="004a08b5"/>
    </style:style>
    <style:style style:name="P142" style:family="paragraph" style:parent-style-name="Standard" style:list-style-name="WWNum11">
      <style:paragraph-properties fo:margin-left="0in" fo:margin-right="0in" fo:text-indent="0in" style:auto-text-indent="false"/>
      <style:text-properties officeooo:paragraph-rsid="004a08b5"/>
    </style:style>
    <style:style style:name="P143" style:family="paragraph" style:parent-style-name="Standard" style:list-style-name="WWNum11">
      <style:paragraph-properties fo:margin-left="0in" fo:margin-right="0in" fo:text-indent="0in" style:auto-text-indent="false"/>
      <style:text-properties officeooo:rsid="017e234c" officeooo:paragraph-rsid="017e234c"/>
    </style:style>
    <style:style style:name="P144" style:family="paragraph" style:parent-style-name="Standard" style:list-style-name="WWNum12">
      <style:paragraph-properties fo:margin-left="0in" fo:margin-right="0in" fo:text-indent="0in" style:auto-text-indent="false"/>
      <style:text-properties officeooo:paragraph-rsid="004a08b5"/>
    </style:style>
    <style:style style:name="P145" style:family="paragraph" style:parent-style-name="Standard" style:list-style-name="WWNum13">
      <style:paragraph-properties fo:margin-left="0in" fo:margin-right="0in" fo:text-indent="0in" style:auto-text-indent="false"/>
      <style:text-properties officeooo:paragraph-rsid="004a08b5"/>
    </style:style>
    <style:style style:name="P146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4a08b5"/>
    </style:style>
    <style:style style:name="P147" style:family="paragraph" style:parent-style-name="Standard" style:list-style-name="WWNum14">
      <style:paragraph-properties fo:margin-left="0in" fo:margin-right="0in" fo:text-indent="0in" style:auto-text-indent="false"/>
      <style:text-properties officeooo:paragraph-rsid="009dadb0"/>
    </style:style>
    <style:style style:name="P148" style:family="paragraph" style:parent-style-name="Standard" style:list-style-name="WWNum15">
      <style:paragraph-properties fo:margin-left="0in" fo:margin-right="0in" fo:text-indent="0in" style:auto-text-indent="false"/>
      <style:text-properties officeooo:paragraph-rsid="004a08b5"/>
    </style:style>
    <style:style style:name="P149" style:family="paragraph" style:parent-style-name="Standard" style:list-style-name="WWNum9">
      <style:paragraph-properties fo:margin-left="0in" fo:margin-right="0in" fo:text-indent="0.2917in" style:auto-text-indent="false"/>
      <style:text-properties officeooo:rsid="014ce731" officeooo:paragraph-rsid="014ce731"/>
    </style:style>
    <style:style style:name="P150" style:family="paragraph" style:parent-style-name="Standard" style:list-style-name="WWNum12">
      <style:paragraph-properties fo:margin-left="0in" fo:margin-right="0in" fo:text-indent="0.2917in" style:auto-text-indent="false"/>
      <style:text-properties officeooo:paragraph-rsid="004a08b5"/>
    </style:style>
    <style:style style:name="T1" style:family="text">
      <style:text-properties officeooo:rsid="00ade05a"/>
    </style:style>
    <style:style style:name="T2" style:family="text">
      <style:text-properties officeooo:rsid="010dff0b"/>
    </style:style>
    <style:style style:name="T3" style:family="text">
      <style:text-properties officeooo:rsid="01b0d8d6"/>
    </style:style>
    <style:style style:name="T4" style:family="text">
      <style:text-properties officeooo:rsid="01b40358"/>
    </style:style>
    <style:style style:name="T5" style:family="text">
      <style:text-properties officeooo:rsid="016b2a5d"/>
    </style:style>
    <style:style style:name="T6" style:family="text">
      <style:text-properties officeooo:rsid="016e9936"/>
    </style:style>
    <style:style style:name="T7" style:family="text">
      <style:text-properties officeooo:rsid="00f9965c"/>
    </style:style>
    <style:style style:name="T8" style:family="text">
      <style:text-properties officeooo:rsid="020e0f16"/>
    </style:style>
    <style:style style:name="T9" style:family="text">
      <style:text-properties officeooo:rsid="021211db"/>
    </style:style>
    <style:style style:name="T10" style:family="text">
      <style:text-properties officeooo:rsid="00fa3eb8"/>
    </style:style>
    <style:style style:name="T11" style:family="text">
      <style:text-properties officeooo:rsid="00fc5ef0"/>
    </style:style>
    <style:style style:name="T12" style:family="text">
      <style:text-properties officeooo:rsid="00fde936"/>
    </style:style>
    <style:style style:name="T13" style:family="text">
      <style:text-properties officeooo:rsid="01018db7"/>
    </style:style>
    <style:style style:name="T14" style:family="text">
      <style:text-properties officeooo:rsid="01038920"/>
    </style:style>
    <style:style style:name="T15" style:family="text">
      <style:text-properties officeooo:rsid="01039393"/>
    </style:style>
    <style:style style:name="T16" style:family="text">
      <style:text-properties officeooo:rsid="01072a97"/>
    </style:style>
    <style:style style:name="T17" style:family="text">
      <style:text-properties officeooo:rsid="013355d4"/>
    </style:style>
    <style:style style:name="T18" style:family="text">
      <style:text-properties officeooo:rsid="014640eb"/>
    </style:style>
    <style:style style:name="T19" style:family="text">
      <style:text-properties officeooo:rsid="00a14e47"/>
    </style:style>
    <style:style style:name="T20" style:family="text">
      <style:text-properties officeooo:rsid="012f93da"/>
    </style:style>
    <style:style style:name="T21" style:family="text">
      <style:text-properties officeooo:rsid="00ce5488"/>
    </style:style>
    <style:style style:name="T22" style:family="text">
      <style:text-properties officeooo:rsid="00d16b86"/>
    </style:style>
    <style:style style:name="T23" style:family="text">
      <style:text-properties officeooo:rsid="00d33895"/>
    </style:style>
    <style:style style:name="T24" style:family="text">
      <style:text-properties officeooo:rsid="00d43be8"/>
    </style:style>
    <style:style style:name="T25" style:family="text">
      <style:text-properties officeooo:rsid="00d58d7b"/>
    </style:style>
    <style:style style:name="T26" style:family="text">
      <style:text-properties officeooo:rsid="00e774b7"/>
    </style:style>
    <style:style style:name="T27" style:family="text">
      <style:text-properties officeooo:rsid="00e58167"/>
    </style:style>
    <style:style style:name="T28" style:family="text">
      <style:text-properties officeooo:rsid="00d6e613"/>
    </style:style>
    <style:style style:name="T29" style:family="text">
      <style:text-properties officeooo:rsid="00d8496b"/>
    </style:style>
    <style:style style:name="T30" style:family="text">
      <style:text-properties officeooo:rsid="01eb3c71"/>
    </style:style>
    <style:style style:name="T31" style:family="text">
      <style:text-properties officeooo:rsid="020a4aad"/>
    </style:style>
    <style:style style:name="T32" style:family="text">
      <style:text-properties officeooo:rsid="020c807a"/>
    </style:style>
    <style:style style:name="T33" style:family="text">
      <style:text-properties officeooo:rsid="013ab07c"/>
    </style:style>
    <style:style style:name="T34" style:family="text">
      <style:text-properties officeooo:rsid="01054ba4"/>
    </style:style>
    <style:style style:name="T35" style:family="text">
      <style:text-properties officeooo:rsid="000dc49d"/>
    </style:style>
    <style:style style:name="T36" style:family="text">
      <style:text-properties officeooo:rsid="00101713"/>
    </style:style>
    <style:style style:name="T37" style:family="text">
      <style:text-properties officeooo:rsid="0011315f"/>
    </style:style>
    <style:style style:name="T38" style:family="text">
      <style:text-properties officeooo:rsid="0011ac85"/>
    </style:style>
    <style:style style:name="T39" style:family="text">
      <style:text-properties officeooo:rsid="0014dd0e"/>
    </style:style>
    <style:style style:name="T40" style:family="text">
      <style:text-properties officeooo:rsid="001c8628"/>
    </style:style>
    <style:style style:name="T41" style:family="text">
      <style:text-properties officeooo:rsid="001df726"/>
    </style:style>
    <style:style style:name="T42" style:family="text">
      <style:text-properties officeooo:rsid="0023b310"/>
    </style:style>
    <style:style style:name="T43" style:family="text">
      <style:text-properties officeooo:rsid="002ce8cc"/>
    </style:style>
    <style:style style:name="T44" style:family="text">
      <style:text-properties officeooo:rsid="002e6eb3"/>
    </style:style>
    <style:style style:name="T45" style:family="text">
      <style:text-properties officeooo:rsid="0034a0bf"/>
    </style:style>
    <style:style style:name="T46" style:family="text">
      <style:text-properties officeooo:rsid="003859b4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22d345a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15dfafb" style:font-style-asian="normal" style:font-style-complex="normal"/>
    </style:style>
    <style:style style:name="T51" style:family="text">
      <style:text-properties fo:font-style="normal" officeooo:rsid="015ea20c" style:font-style-asian="normal" style:font-style-complex="normal"/>
    </style:style>
    <style:style style:name="T52" style:family="text">
      <style:text-properties fo:font-style="normal" officeooo:rsid="01603982" style:font-style-asian="normal" style:font-style-complex="normal"/>
    </style:style>
    <style:style style:name="T53" style:family="text">
      <style:text-properties fo:font-style="normal" officeooo:rsid="01647727" style:font-style-asian="normal" style:font-style-complex="normal"/>
    </style:style>
    <style:style style:name="T54" style:family="text">
      <style:text-properties fo:font-style="normal" officeooo:rsid="01659315" style:font-style-asian="normal" style:font-style-complex="normal"/>
    </style:style>
    <style:style style:name="T55" style:family="text">
      <style:text-properties fo:font-style="normal" officeooo:rsid="01659f56" style:font-style-asian="normal" style:font-style-complex="normal"/>
    </style:style>
    <style:style style:name="T56" style:family="text">
      <style:text-properties fo:font-style="normal" officeooo:rsid="0174b125" style:font-style-asian="normal" style:font-style-complex="normal"/>
    </style:style>
    <style:style style:name="T57" style:family="text">
      <style:text-properties fo:font-style="normal" officeooo:rsid="0174bef8" style:font-style-asian="normal" style:font-style-complex="normal"/>
    </style:style>
    <style:style style:name="T58" style:family="text">
      <style:text-properties fo:font-style="normal" officeooo:rsid="0174e7a9" style:font-style-asian="normal" style:font-style-complex="normal"/>
    </style:style>
    <style:style style:name="T59" style:family="text">
      <style:text-properties fo:font-style="normal" officeooo:rsid="0175878c" style:font-style-asian="normal" style:font-style-complex="normal"/>
    </style:style>
    <style:style style:name="T60" style:family="text">
      <style:text-properties fo:font-style="normal" officeooo:rsid="017744a8" style:font-style-asian="normal" style:font-style-complex="normal"/>
    </style:style>
    <style:style style:name="T61" style:family="text">
      <style:text-properties fo:font-style="normal" officeooo:rsid="01786483" style:font-style-asian="normal" style:font-style-complex="normal"/>
    </style:style>
    <style:style style:name="T62" style:family="text">
      <style:text-properties fo:font-style="normal" officeooo:rsid="01e8e495" style:font-style-asian="normal" style:font-style-complex="normal"/>
    </style:style>
    <style:style style:name="T63" style:family="text">
      <style:text-properties fo:font-style="normal" officeooo:rsid="01eb8801" style:font-style-asian="normal" style:font-style-complex="normal"/>
    </style:style>
    <style:style style:name="T64" style:family="text">
      <style:text-properties fo:font-style="normal" officeooo:rsid="01ec5a6e" style:font-style-asian="normal" style:font-style-complex="normal"/>
    </style:style>
    <style:style style:name="T65" style:family="text">
      <style:text-properties fo:font-style="normal" officeooo:rsid="01ee68ad" style:font-style-asian="normal" style:font-style-complex="normal"/>
    </style:style>
    <style:style style:name="T66" style:family="text">
      <style:text-properties fo:font-style="normal" officeooo:rsid="022d345a" style:font-style-asian="normal" style:font-style-complex="normal"/>
    </style:style>
    <style:style style:name="T67" style:family="text">
      <style:text-properties fo:font-style="normal" officeooo:rsid="0249df78" style:font-style-asian="normal" style:font-style-complex="normal"/>
    </style:style>
    <style:style style:name="T68" style:family="text">
      <style:text-properties fo:font-style="normal" officeooo:rsid="024bcadb" style:font-style-asian="normal" style:font-style-complex="normal"/>
    </style:style>
    <style:style style:name="T69" style:family="text">
      <style:text-properties officeooo:rsid="0042b769"/>
    </style:style>
    <style:style style:name="T70" style:family="text">
      <style:text-properties officeooo:rsid="00541c57"/>
    </style:style>
    <style:style style:name="T71" style:family="text">
      <style:text-properties officeooo:rsid="00597afe"/>
    </style:style>
    <style:style style:name="T72" style:family="text">
      <style:text-properties officeooo:rsid="005e0906"/>
    </style:style>
    <style:style style:name="T73" style:family="text">
      <style:text-properties officeooo:rsid="005f1f19"/>
    </style:style>
    <style:style style:name="T74" style:family="text">
      <style:text-properties officeooo:rsid="006061b9"/>
    </style:style>
    <style:style style:name="T75" style:family="text">
      <style:text-properties officeooo:rsid="007fa542"/>
    </style:style>
    <style:style style:name="T76" style:family="text">
      <style:text-properties officeooo:rsid="0080e77e"/>
    </style:style>
    <style:style style:name="T77" style:family="text">
      <style:text-properties officeooo:rsid="008a889f"/>
    </style:style>
    <style:style style:name="T78" style:family="text">
      <style:text-properties officeooo:rsid="00917b7d"/>
    </style:style>
    <style:style style:name="T79" style:family="text">
      <style:text-properties officeooo:rsid="00997e77"/>
    </style:style>
    <style:style style:name="T80" style:family="text">
      <style:text-properties officeooo:rsid="009cba46"/>
    </style:style>
    <style:style style:name="T81" style:family="text">
      <style:text-properties officeooo:rsid="00a13d21"/>
    </style:style>
    <style:style style:name="T82" style:family="text">
      <style:text-properties officeooo:rsid="00a48390"/>
    </style:style>
    <style:style style:name="T83" style:family="text">
      <style:text-properties officeooo:rsid="00a869c4"/>
    </style:style>
    <style:style style:name="T84" style:family="text">
      <style:text-properties officeooo:rsid="00b24023"/>
    </style:style>
    <style:style style:name="T85" style:family="text">
      <style:text-properties officeooo:rsid="00b30ebe"/>
    </style:style>
    <style:style style:name="T86" style:family="text">
      <style:text-properties officeooo:rsid="00b766f7"/>
    </style:style>
    <style:style style:name="T87" style:family="text">
      <style:text-properties officeooo:rsid="00bd0aa0"/>
    </style:style>
    <style:style style:name="T88" style:family="text">
      <style:text-properties officeooo:rsid="00cb668b"/>
    </style:style>
    <style:style style:name="T89" style:family="text">
      <style:text-properties officeooo:rsid="00d1193d"/>
    </style:style>
    <style:style style:name="T90" style:family="text">
      <style:text-properties officeooo:rsid="00d4ee9c"/>
    </style:style>
    <style:style style:name="T91" style:family="text">
      <style:text-properties officeooo:rsid="00dbabb0"/>
    </style:style>
    <style:style style:name="T92" style:family="text">
      <style:text-properties officeooo:rsid="00dcde7e"/>
    </style:style>
    <style:style style:name="T93" style:family="text">
      <style:text-properties officeooo:rsid="00dd93b5"/>
    </style:style>
    <style:style style:name="T94" style:family="text">
      <style:text-properties officeooo:rsid="00de019b"/>
    </style:style>
    <style:style style:name="T95" style:family="text">
      <style:text-properties officeooo:rsid="00e2ac01"/>
    </style:style>
    <style:style style:name="T96" style:family="text">
      <style:text-properties officeooo:rsid="00e66bf2"/>
    </style:style>
    <style:style style:name="T97" style:family="text">
      <style:text-properties officeooo:rsid="00e8269c"/>
    </style:style>
    <style:style style:name="T98" style:family="text">
      <style:text-properties officeooo:rsid="00eaf19c"/>
    </style:style>
    <style:style style:name="T99" style:family="text">
      <style:text-properties officeooo:rsid="00eca372"/>
    </style:style>
    <style:style style:name="T100" style:family="text">
      <style:text-properties officeooo:rsid="00ee020c"/>
    </style:style>
    <style:style style:name="T101" style:family="text">
      <style:text-properties officeooo:rsid="00f033f7"/>
    </style:style>
    <style:style style:name="T102" style:family="text">
      <style:text-properties officeooo:rsid="00f19f9c"/>
    </style:style>
    <style:style style:name="T103" style:family="text">
      <style:text-properties officeooo:rsid="00f2a3bc"/>
    </style:style>
    <style:style style:name="T104" style:family="text">
      <style:text-properties officeooo:rsid="00ff01ec"/>
    </style:style>
    <style:style style:name="T105" style:family="text">
      <style:text-properties officeooo:rsid="01047326"/>
    </style:style>
    <style:style style:name="T106" style:family="text">
      <style:text-properties officeooo:rsid="01065245"/>
    </style:style>
    <style:style style:name="T107" style:family="text">
      <style:text-properties officeooo:rsid="01093592"/>
    </style:style>
    <style:style style:name="T108" style:family="text">
      <style:text-properties officeooo:rsid="01149102"/>
    </style:style>
    <style:style style:name="T109" style:family="text">
      <style:text-properties officeooo:rsid="01177c28"/>
    </style:style>
    <style:style style:name="T110" style:family="text">
      <style:text-properties officeooo:rsid="01197356"/>
    </style:style>
    <style:style style:name="T111" style:family="text">
      <style:text-properties officeooo:rsid="01240468"/>
    </style:style>
    <style:style style:name="T112" style:family="text">
      <style:text-properties officeooo:rsid="0129b311"/>
    </style:style>
    <style:style style:name="T113" style:family="text">
      <style:text-properties officeooo:rsid="012eb3bd"/>
    </style:style>
    <style:style style:name="T114" style:family="text">
      <style:text-properties officeooo:rsid="013060dc"/>
    </style:style>
    <style:style style:name="T115" style:family="text">
      <style:text-properties officeooo:rsid="01332fbe"/>
    </style:style>
    <style:style style:name="T116" style:family="text">
      <style:text-properties officeooo:rsid="01334a1b"/>
    </style:style>
    <style:style style:name="T117" style:family="text">
      <style:text-properties officeooo:rsid="0138af84"/>
    </style:style>
    <style:style style:name="T118" style:family="text">
      <style:text-properties officeooo:rsid="01391f7a"/>
    </style:style>
    <style:style style:name="T119" style:family="text">
      <style:text-properties officeooo:rsid="01396d38"/>
    </style:style>
    <style:style style:name="T120" style:family="text">
      <style:text-properties officeooo:rsid="01416c98"/>
    </style:style>
    <style:style style:name="T121" style:family="text">
      <style:text-properties officeooo:rsid="0142dfb3"/>
    </style:style>
    <style:style style:name="T122" style:family="text">
      <style:text-properties officeooo:rsid="01454bdb"/>
    </style:style>
    <style:style style:name="T123" style:family="text">
      <style:text-properties officeooo:rsid="01464c41"/>
    </style:style>
    <style:style style:name="T124" style:family="text">
      <style:text-properties officeooo:rsid="0147e568"/>
    </style:style>
    <style:style style:name="T125" style:family="text">
      <style:text-properties officeooo:rsid="014958df"/>
    </style:style>
    <style:style style:name="T126" style:family="text">
      <style:text-properties officeooo:rsid="0149fa23"/>
    </style:style>
    <style:style style:name="T127" style:family="text">
      <style:text-properties officeooo:rsid="014ba96e"/>
    </style:style>
    <style:style style:name="T128" style:family="text">
      <style:text-properties officeooo:rsid="015146aa"/>
    </style:style>
    <style:style style:name="T129" style:family="text">
      <style:text-properties officeooo:rsid="01531eda"/>
    </style:style>
    <style:style style:name="T130" style:family="text">
      <style:text-properties officeooo:rsid="0154afaf"/>
    </style:style>
    <style:style style:name="T131" style:family="text">
      <style:text-properties officeooo:rsid="01558f9a"/>
    </style:style>
    <style:style style:name="T132" style:family="text">
      <style:text-properties officeooo:rsid="0155caff"/>
    </style:style>
    <style:style style:name="T133" style:family="text">
      <style:text-properties officeooo:rsid="015604d9"/>
    </style:style>
    <style:style style:name="T134" style:family="text">
      <style:text-properties officeooo:rsid="01568621"/>
    </style:style>
    <style:style style:name="T135" style:family="text">
      <style:text-properties officeooo:rsid="0159312b"/>
    </style:style>
    <style:style style:name="T136" style:family="text">
      <style:text-properties officeooo:rsid="01639bed"/>
    </style:style>
    <style:style style:name="T137" style:family="text">
      <style:text-properties officeooo:rsid="01683e75"/>
    </style:style>
    <style:style style:name="T138" style:family="text">
      <style:text-properties officeooo:rsid="016a1a94"/>
    </style:style>
    <style:style style:name="T139" style:family="text">
      <style:text-properties officeooo:rsid="016ba0df"/>
    </style:style>
    <style:style style:name="T140" style:family="text">
      <style:text-properties officeooo:rsid="016f62d0"/>
    </style:style>
    <style:style style:name="T141" style:family="text">
      <style:text-properties officeooo:rsid="0170f4a1"/>
    </style:style>
    <style:style style:name="T142" style:family="text">
      <style:text-properties officeooo:rsid="01722755"/>
    </style:style>
    <style:style style:name="T143" style:family="text">
      <style:text-properties officeooo:rsid="01800fe0"/>
    </style:style>
    <style:style style:name="T144" style:family="text">
      <style:text-properties officeooo:rsid="0180dcd8"/>
    </style:style>
    <style:style style:name="T145" style:family="text">
      <style:text-properties officeooo:rsid="0182407d"/>
    </style:style>
    <style:style style:name="T146" style:family="text">
      <style:text-properties officeooo:rsid="01842d5b"/>
    </style:style>
    <style:style style:name="T147" style:family="text">
      <style:text-properties officeooo:rsid="0185d8af"/>
    </style:style>
    <style:style style:name="T148" style:family="text">
      <style:text-properties officeooo:rsid="018b0d98"/>
    </style:style>
    <style:style style:name="T149" style:family="text">
      <style:text-properties officeooo:rsid="018c298e"/>
    </style:style>
    <style:style style:name="T150" style:family="text">
      <style:text-properties officeooo:rsid="018dcb90"/>
    </style:style>
    <style:style style:name="T151" style:family="text">
      <style:text-properties officeooo:rsid="018e5e05"/>
    </style:style>
    <style:style style:name="T152" style:family="text">
      <style:text-properties officeooo:rsid="019120c5"/>
    </style:style>
    <style:style style:name="T153" style:family="text">
      <style:text-properties officeooo:rsid="01939914"/>
    </style:style>
    <style:style style:name="T154" style:family="text">
      <style:text-properties officeooo:rsid="0194468e"/>
    </style:style>
    <style:style style:name="T155" style:family="text">
      <style:text-properties officeooo:rsid="01963768"/>
    </style:style>
    <style:style style:name="T156" style:family="text">
      <style:text-properties officeooo:rsid="01986936"/>
    </style:style>
    <style:style style:name="T157" style:family="text">
      <style:text-properties officeooo:rsid="019a3982"/>
    </style:style>
    <style:style style:name="T158" style:family="text">
      <style:text-properties officeooo:rsid="019b0111"/>
    </style:style>
    <style:style style:name="T159" style:family="text">
      <style:text-properties officeooo:rsid="019d4473"/>
    </style:style>
    <style:style style:name="T160" style:family="text">
      <style:text-properties officeooo:rsid="019dfc96"/>
    </style:style>
    <style:style style:name="T161" style:family="text">
      <style:text-properties officeooo:rsid="01a18eb2"/>
    </style:style>
    <style:style style:name="T162" style:family="text">
      <style:text-properties officeooo:rsid="01a1f051"/>
    </style:style>
    <style:style style:name="T163" style:family="text">
      <style:text-properties officeooo:rsid="01a38c61"/>
    </style:style>
    <style:style style:name="T164" style:family="text">
      <style:text-properties officeooo:rsid="01a87276"/>
    </style:style>
    <style:style style:name="T165" style:family="text">
      <style:text-properties officeooo:rsid="01a91e76"/>
    </style:style>
    <style:style style:name="T166" style:family="text">
      <style:text-properties officeooo:rsid="01abead5"/>
    </style:style>
    <style:style style:name="T167" style:family="text">
      <style:text-properties officeooo:rsid="01b050b1"/>
    </style:style>
    <style:style style:name="T168" style:family="text">
      <style:text-properties officeooo:rsid="01b3970b"/>
    </style:style>
    <style:style style:name="T169" style:family="text">
      <style:text-properties officeooo:rsid="01b48c38"/>
    </style:style>
    <style:style style:name="T170" style:family="text">
      <style:text-properties officeooo:rsid="01bca517"/>
    </style:style>
    <style:style style:name="T171" style:family="text">
      <style:text-properties officeooo:rsid="01bd5f8d"/>
    </style:style>
    <style:style style:name="T172" style:family="text">
      <style:text-properties officeooo:rsid="01bd76c7"/>
    </style:style>
    <style:style style:name="T173" style:family="text">
      <style:text-properties officeooo:rsid="01bea79d"/>
    </style:style>
    <style:style style:name="T174" style:family="text">
      <style:text-properties officeooo:rsid="01bec943"/>
    </style:style>
    <style:style style:name="T175" style:family="text">
      <style:text-properties officeooo:rsid="01c0d976"/>
    </style:style>
    <style:style style:name="T176" style:family="text">
      <style:text-properties officeooo:rsid="01c1a0de"/>
    </style:style>
    <style:style style:name="T177" style:family="text">
      <style:text-properties officeooo:rsid="01ccbf8c"/>
    </style:style>
    <style:style style:name="T178" style:family="text">
      <style:text-properties officeooo:rsid="01d6a766"/>
    </style:style>
    <style:style style:name="T179" style:family="text">
      <style:text-properties officeooo:rsid="01d6d4b0"/>
    </style:style>
    <style:style style:name="T180" style:family="text">
      <style:text-properties officeooo:rsid="01d88e03"/>
    </style:style>
    <style:style style:name="T181" style:family="text">
      <style:text-properties officeooo:rsid="01daa537"/>
    </style:style>
    <style:style style:name="T182" style:family="text">
      <style:text-properties officeooo:rsid="01dc6b95"/>
    </style:style>
    <style:style style:name="T183" style:family="text">
      <style:text-properties officeooo:rsid="01dcf323"/>
    </style:style>
    <style:style style:name="T184" style:family="text">
      <style:text-properties officeooo:rsid="01dd6423"/>
    </style:style>
    <style:style style:name="T185" style:family="text">
      <style:text-properties officeooo:rsid="01dda297"/>
    </style:style>
    <style:style style:name="T186" style:family="text">
      <style:text-properties officeooo:rsid="01e00cd7"/>
    </style:style>
    <style:style style:name="T187" style:family="text">
      <style:text-properties officeooo:rsid="01e1b576"/>
    </style:style>
    <style:style style:name="T188" style:family="text">
      <style:text-properties officeooo:rsid="01e2a95d"/>
    </style:style>
    <style:style style:name="T189" style:family="text">
      <style:text-properties officeooo:rsid="02001737"/>
    </style:style>
    <style:style style:name="T190" style:family="text">
      <style:text-properties officeooo:rsid="020bed7e"/>
    </style:style>
    <style:style style:name="T191" style:family="text">
      <style:text-properties officeooo:rsid="020ca448"/>
    </style:style>
    <style:style style:name="T192" style:family="text">
      <style:text-properties officeooo:rsid="020d1f35"/>
    </style:style>
    <style:style style:name="T193" style:family="text">
      <style:text-properties officeooo:rsid="020fa114"/>
    </style:style>
    <style:style style:name="T194" style:family="text">
      <style:text-properties officeooo:rsid="02120291"/>
    </style:style>
    <style:style style:name="T195" style:family="text">
      <style:text-properties officeooo:rsid="021809fb"/>
    </style:style>
    <style:style style:name="T196" style:family="text">
      <style:text-properties officeooo:rsid="021e77be"/>
    </style:style>
    <style:style style:name="T197" style:family="text">
      <style:text-properties officeooo:rsid="0222311c"/>
    </style:style>
    <style:style style:name="T198" style:family="text">
      <style:text-properties officeooo:rsid="02226f42"/>
    </style:style>
    <style:style style:name="T199" style:family="text">
      <style:text-properties officeooo:rsid="022756c7"/>
    </style:style>
    <style:style style:name="T200" style:family="text">
      <style:text-properties officeooo:rsid="022a34fa"/>
    </style:style>
    <style:style style:name="T201" style:family="text">
      <style:text-properties officeooo:rsid="022b9c97"/>
    </style:style>
    <style:style style:name="T202" style:family="text">
      <style:text-properties officeooo:rsid="022f5b35"/>
    </style:style>
    <style:style style:name="T203" style:family="text">
      <style:text-properties officeooo:rsid="0230c3d5"/>
    </style:style>
    <style:style style:name="T204" style:family="text">
      <style:text-properties officeooo:rsid="0237e66a"/>
    </style:style>
    <style:style style:name="T205" style:family="text">
      <style:text-properties officeooo:rsid="023b5400"/>
    </style:style>
    <style:style style:name="T206" style:family="text">
      <style:text-properties officeooo:rsid="023bc1e0"/>
    </style:style>
    <style:style style:name="T207" style:family="text">
      <style:text-properties officeooo:rsid="023c6c7f"/>
    </style:style>
    <style:style style:name="T208" style:family="text">
      <style:text-properties officeooo:rsid="023d6bd2"/>
    </style:style>
    <style:style style:name="T209" style:family="text">
      <style:text-properties officeooo:rsid="023e5718"/>
    </style:style>
    <style:style style:name="T210" style:family="text">
      <style:text-properties officeooo:rsid="02443240"/>
    </style:style>
    <style:style style:name="T211" style:family="text">
      <style:text-properties officeooo:rsid="024e9cef"/>
    </style:style>
    <style:style style:name="T212" style:family="text">
      <style:text-properties officeooo:rsid="024ef2af"/>
    </style:style>
    <style:style style:name="T213" style:family="text">
      <style:text-properties officeooo:rsid="0250a678"/>
    </style:style>
    <style:style style:name="T214" style:family="text">
      <style:text-properties officeooo:rsid="0252189b"/>
    </style:style>
    <style:style style:name="T215" style:family="text">
      <style:text-properties officeooo:rsid="025500a6"/>
    </style:style>
    <style:style style:name="T216" style:family="text">
      <style:text-properties fo:font-variant="normal" fo:text-transform="none" fo:color="#545454" style:font-name="Consolas" fo:font-size="10.5pt" fo:letter-spacing="normal" fo:font-style="normal" fo:font-weight="normal" officeooo:rsid="02440892"/>
    </style:style>
    <style:style style:name="T217" style:family="text">
      <style:text-properties fo:font-variant="normal" fo:text-transform="none" fo:color="#545454" style:font-name="Consolas" fo:font-size="10.5pt" fo:letter-spacing="normal" fo:font-style="normal" fo:font-weight="normal" officeooo:rsid="02440892" loext:padding="0in" loext:border="none"/>
    </style:style>
    <style:style style:name="T218" style:family="text">
      <style:text-properties fo:font-variant="normal" fo:text-transform="none" fo:color="#545454" style:font-name="Consolas" fo:font-size="10.5pt" fo:letter-spacing="normal" fo:font-style="normal" fo:font-weight="normal" officeooo:rsid="02593d1a"/>
    </style:style>
    <style:style style:name="T219" style:family="text">
      <style:text-properties fo:font-variant="normal" fo:text-transform="none" fo:color="#545454" style:font-name="Consolas" fo:font-size="10.5pt" fo:letter-spacing="normal" fo:font-style="normal" fo:font-weight="normal" officeooo:rsid="0259a318"/>
    </style:style>
    <style:style style:name="T220" style:family="text">
      <style:text-properties fo:color="#545454" style:font-name="Consolas" fo:font-size="10.5pt"/>
    </style:style>
    <style:style style:name="T221" style:family="text">
      <style:text-properties fo:color="#545454" style:font-name="Consolas" fo:font-size="10.5pt" loext:padding="0in" loext:border="none"/>
    </style:style>
    <style:style style:name="T222" style:family="text">
      <style:text-properties officeooo:rsid="025b8939"/>
    </style:style>
    <style:style style:name="T223" style:family="text">
      <style:text-properties officeooo:rsid="0261c90c"/>
    </style:style>
    <style:style style:name="T224" style:family="text">
      <style:text-properties officeooo:rsid="0262f16d"/>
    </style:style>
    <style:style style:name="T225" style:family="text">
      <style:text-properties officeooo:rsid="0266ed8f"/>
    </style:style>
    <style:style style:name="T226" style:family="text">
      <style:text-properties officeooo:rsid="026b2d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Useful Commands</text:p>
      <text:p text:style-name="P1"/>
      <text:p text:style-name="P1">**<text:span text:style-name="T186">other**</text:span></text:p>
      <text:p text:style-name="P1"><text:a xlink:type="simple" xlink:href="https://extensions.gnome.org/" text:style-name="Internet_20_link" text:visited-style-name="Visited_20_Internet_20_Link">https://extensions.gnome.org/</text:a><text:tab/><text:tab/><text:tab/><text:span text:style-name="T187">extension </text:span><text:span text:style-name="T188">of gnome-shell</text:span></text:p>
      <text:p text:style-name="P1"/>
      <text:p text:style-name="P6">**<text:span text:style-name="T1">in/out command</text:span>**</text:p>
      <text:p text:style-name="P6">echo "Hello, world" <text:tab/><text:tab/><text:tab/><text:tab/>print "Hello, world"</text:p>
      <text:p text:style-name="P6">echo -E <text:tab/><text:tab/><text:tab/><text:tab/><text:tab/><text:tab/><text:tab/>disable interpretation of backslash</text:p>
      <text:p text:style-name="P6">echo -n <text:tab/><text:tab/><text:tab/><text:tab/><text:tab/><text:tab/><text:tab/>disable insertion of new line</text:p>
      <text:p text:style-name="P42">‘\033[33;31m <text:s/><text:span text:style-name="T95">hello</text:span>’ <text:tab/><text:tab/><text:tab/><text:tab/><text:span text:style-name="T96">\</text:span>033 <text:span text:style-name="T97">equal to </text:span>\e</text:p>
      <text:p text:style-name="P43"><text:tab/><text:tab/><text:tab/><text:tab/><text:tab/><text:tab/><text:tab/><text:tab/>33 <text:span text:style-name="T100">for </text:span>backgroun<text:span text:style-name="T98">d color</text:span></text:p>
      <text:p text:style-name="P43"><text:tab/><text:tab/><text:tab/><text:tab/><text:tab/><text:tab/><text:tab/><text:tab/>31 <text:span text:style-name="T99">for </text:span>text <text:span text:style-name="T101">color</text:span></text:p>
      <text:p text:style-name="P47">echo </text:p>
      <text:p text:style-name="P2">read variable_name <text:tab/><text:tab/><text:tab/><text:tab/>get user input into variable_name</text:p>
      <text:p text:style-name="P2"/>
      <text:p text:style-name="P2">**<text:span text:style-name="T102">color</text:span>**</text:p>
      <text:p text:style-name="P5"><text:tab/><text:tab/><text:tab/><text:span text:style-name="T103">text<text:tab/><text:tab/><text:tab/>background</text:span></text:p>
      <text:p text:style-name="P44">Reset<text:tab/><text:tab/>0<text:tab/><text:tab/><text:tab/>0</text:p>
      <text:p text:style-name="P44">Black<text:tab/><text:tab/>30<text:tab/><text:tab/><text:tab/>40</text:p>
      <text:p text:style-name="P44">Red<text:tab/><text:tab/><text:tab/>31<text:tab/><text:tab/><text:tab/>41</text:p>
      <text:p text:style-name="P44">Green<text:tab/><text:tab/>32<text:tab/><text:tab/><text:tab/>42</text:p>
      <text:p text:style-name="P44">Yellow<text:tab/><text:tab/>33<text:tab/><text:tab/><text:tab/>43</text:p>
      <text:p text:style-name="P44">Blue<text:tab/><text:tab/>34<text:tab/><text:tab/><text:tab/>44</text:p>
      <text:p text:style-name="P44">Magenta<text:tab/>35<text:tab/><text:tab/><text:tab/>45</text:p>
      <text:p text:style-name="P44">Cyan<text:tab/><text:tab/>36<text:tab/><text:tab/><text:tab/>46</text:p>
      <text:p text:style-name="P4">White<text:tab/><text:tab/>37<text:tab/><text:tab/><text:tab/>47</text:p>
      <text:p text:style-name="P4"/>
      <text:p text:style-name="P13">**<text:span text:style-name="T3">bash built-in command</text:span>**</text:p>
      <text:p text:style-name="P7">exit<text:tab/><text:tab/><text:tab/><text:tab/><text:tab/><text:tab/><text:tab/><text:tab/><text:span text:style-name="T4">terminate script, exit shell</text:span></text:p>
      <text:p text:style-name="P45">exit <text:span text:style-name="T105">N</text:span><text:tab/><text:tab/><text:tab/><text:tab/><text:tab/><text:tab/><text:tab/><text:span text:style-name="T106">exit with status N</text:span></text:p>
      <text:p text:style-name="P46">exit 0<text:tab/><text:tab/><text:tab/><text:tab/><text:tab/><text:tab/><text:tab/><text:span text:style-name="T107">normal exit, any else will be error</text:span></text:p>
      <text:p text:style-name="P46"/>
      <text:p text:style-name="P46">**<text:span text:style-name="T181">system configuration</text:span>**</text:p>
      <text:p text:style-name="P74"><text:span text:style-name="T182">wmctrl -</text:span><text:span text:style-name="T183">m<text:tab/><text:tab/><text:tab/><text:tab/>display </text:span><text:span text:style-name="T184">the running windows manager</text:span><text:span text:style-name="T182"> </text:span><text:span text:style-name="T185">and the environment</text:span></text:p>
      <text:p text:style-name="P46"/>
      <text:p text:style-name="P13">**<text:span text:style-name="T5">oneliner</text:span>**</text:p>
      <text:p text:style-name="P13">xargs<text:tab/><text:tab/><text:tab/><text:tab/><text:tab/><text:tab/><text:tab/><text:span text:style-name="T6">build and execute command line from stdin</text:span></text:p>
      <text:p text:style-name="P13"><text:span text:style-name="Source_20_Text">&lt;some <text:s/>with output on stdout&gt; | xargs [command [arguments]]</text:span></text:p>
      <text:p text:style-name="P13">find &lt;dirctory&gt; -name “&lt;patern&gt;”</text:p>
      <text:p text:style-name="P13">find &lt;directory&gt; -regex “&lt;regex&gt;”</text:p>
      <text:p text:style-name="P13"/>
      <text:p text:style-name="P13">**<text:span text:style-name="T108">software install**</text:span></text:p>
      <text:p text:style-name="P48">apt<text:tab/><text:tab/><text:tab/><text:tab/><text:tab/><text:tab/><text:tab/><text:tab/><text:tab/><text:tab/><text:tab/>install <text:span text:style-name="T109">software</text:span></text:p>
      <text:p text:style-name="P49">sudo apt-get –purge <text:span text:style-name="T110">remove software_name<text:tab/>uninstall software</text:span></text:p>
      <text:p text:style-name="P50">apt search <text:span text:style-name="T111">software_name</text:span><text:tab/><text:tab/><text:tab/><text:tab/><text:tab/><text:tab/>search for the software</text:p>
      <text:p text:style-name="P52">sudo apt-get install <text:span text:style-name="T114">software_name</text:span><text:tab/><text:tab/><text:tab/><text:tab/><text:span text:style-name="T113">install software</text:span></text:p>
      <text:p text:style-name="P53">sudo apt-get update<text:tab/><text:tab/><text:tab/><text:tab/><text:tab/><text:tab/><text:tab/><text:span text:style-name="T115">update</text:span></text:p>
      <text:p text:style-name="P54">sudo apt-get upgrade<text:tab/><text:tab/><text:tab/><text:tab/><text:tab/><text:tab/><text:tab/><text:span text:style-name="T116">upgrade</text:span></text:p>
      <text:p text:style-name="P88">dpkg<text:tab/><text:tab/><text:tab/><text:tab/><text:tab/><text:tab/><text:tab/><text:tab/><text:tab/><text:tab/>depress package</text:p>
      <text:p text:style-name="P89">example:</text:p>
      <text:p text:style-name="P88">sudo dpkg -i filename.deb<text:tab/><text:tab/><text:tab/><text:tab/><text:tab/><text:tab/>depress <text:span text:style-name="T194">package</text:span></text:p>
      <text:p text:style-name="P101">sudo apt-get install -f<text:tab/><text:tab/><text:tab/><text:tab/><text:tab/><text:tab/><text:tab/>then install package</text:p>
      <text:p text:style-name="P102"><text:soft-page-break/><text:span text:style-name="T211">dpkg -L </text:span><text:span text:style-name="T214">pkg</text:span><text:span text:style-name="T212"><text:tab/><text:tab/><text:tab/><text:tab/><text:tab/></text:span><text:span text:style-name="T213">list a files brought in by the package</text:span></text:p>
      <text:p text:style-name="P93">npm</text:p>
      <text:p text:style-name="P13">**<text:span text:style-name="T7">system info</text:span>**</text:p>
      <text:p text:style-name="P8">hostname<text:tab/><text:tab/><text:tab/><text:tab/><text:tab/><text:tab/><text:span text:style-name="T118">show/set </text:span><text:span text:style-name="T8">computer name</text:span></text:p>
      <text:p text:style-name="P55">domainname<text:tab/><text:tab/><text:tab/><text:tab/><text:tab/><text:tab/><text:span text:style-name="T117">show/set </text:span><text:span text:style-name="T119">NIS/YP domain name</text:span></text:p>
      <text:p text:style-name="P56">ypdomainname</text:p>
      <text:p text:style-name="P56">nisdomainname</text:p>
      <text:p text:style-name="P56">dnsdomainname</text:p>
      <text:p text:style-name="P58"><text:span text:style-name="T10">who<text:tab/><text:tab/><text:tab/><text:tab/><text:tab/><text:tab/><text:tab/><text:tab/></text:span>Lists logged in users</text:p>
      <text:p text:style-name="P58"><text:span text:style-name="T11">users<text:tab/><text:tab/><text:tab/><text:tab/><text:tab/><text:tab/><text:tab/></text:span>Prints names of logged in users</text:p>
      <text:p text:style-name="P57"><text:span text:style-name="T12">useradd<text:tab/><text:tab/><text:tab/><text:tab/><text:tab/><text:tab/><text:tab/></text:span>Creates a user account</text:p>
      <text:p text:style-name="P59">cat <text:span text:style-name="T49">/etc/passwd</text:span></text:p>
      <text:p text:style-name="P8">hostnamectl<text:tab/><text:tab/><text:tab/><text:tab/><text:tab/><text:tab/><text:span text:style-name="T9">OS information</text:span></text:p>
      <text:p text:style-name="P13">date <text:tab/><text:tab/><text:tab/><text:tab/><text:tab/><text:tab/><text:tab/>print the current date and time</text:p>
      <text:p text:style-name="P13"><text:span text:style-name="T13">uptime<text:tab/><text:tab/><text:tab/><text:tab/><text:tab/><text:tab/><text:tab/></text:span>Gets the system up time</text:p>
      <text:p text:style-name="P13"><text:span text:style-name="T13">uname<text:tab/><text:tab/><text:tab/><text:tab/><text:tab/><text:tab/><text:tab/></text:span>Displays name of the current system</text:p>
      <text:p text:style-name="P40">uname -a</text:p>
      <text:p text:style-name="P13"><text:span text:style-name="T14">umask<text:tab/><text:tab/><text:tab/><text:tab/><text:tab/><text:tab/><text:tab/></text:span>Show the permissions that are given to view files by default</text:p>
      <text:p text:style-name="P13"><text:span text:style-name="T15">tset<text:tab/><text:tab/><text:tab/><text:tab/><text:tab/><text:tab/><text:tab/><text:tab/></text:span>Sets terminal mode</text:p>
      <text:p text:style-name="P13"><text:span text:style-name="T16">time<text:tab/><text:tab/><text:tab/><text:tab/><text:tab/><text:tab/><text:tab/></text:span>Helps time a command</text:p>
      <text:p text:style-name="P13">env<text:tab/><text:tab/><text:tab/><text:tab/><text:tab/><text:tab/><text:tab/><text:tab/>print environment variables</text:p>
      <text:p text:style-name="P13">printenv<text:tab/><text:tab/><text:tab/><text:tab/><text:tab/><text:tab/><text:tab/><text:span text:style-name="T17">print environment variables</text:span></text:p>
      <text:p text:style-name="P13">history<text:tab/><text:tab/><text:tab/><text:tab/><text:tab/><text:tab/><text:tab/><text:span text:style-name="T18">list history commands</text:span></text:p>
      <text:p text:style-name="P9">which<text:tab/><text:tab/><text:tab/><text:tab/><text:tab/><text:tab/><text:tab/>locate a command, pathname or links of executed command.</text:p>
      <text:p text:style-name="P13"/>
      <text:p text:style-name="P13">**<text:span text:style-name="T138">search**</text:span></text:p>
      <text:p text:style-name="P64">locate<text:tab/><text:tab/><text:tab/><text:tab/><text:tab/><text:tab/><text:tab/><text:span text:style-name="T140">find </text:span><text:span text:style-name="T142">files by name</text:span></text:p>
      <text:p text:style-name="P65"><text:span text:style-name="T139">find<text:tab/><text:tab/><text:tab/><text:tab/><text:tab/><text:tab/><text:tab/><text:tab/></text:span><text:span text:style-name="T141">search for files in a directory hierarchy</text:span></text:p>
      <text:p text:style-name="P66">find ./ |grep abc<text:tab/><text:tab/><text:tab/><text:tab/><text:tab/>find all file or dir in ./(current path)</text:p>
      <text:p text:style-name="P67">find /<text:span text:style-name="T49">sys/bus/</text:span><text:span text:style-name="T56">memory/devices/ </text:span><text:span text:style-name="T57">|grep removable|cat </text:span><text:span text:style-name="T58">|grep 0<text:tab/><text:tab/></text:span></text:p>
      <text:p text:style-name="P67"><text:span text:style-name="T58"><text:tab/><text:tab/><text:tab/><text:tab/><text:tab/><text:tab/><text:tab/><text:tab/></text:span><text:span text:style-name="T59">find all removable==0 </text:span><text:span text:style-name="T60">among <text:s/></text:span><text:span text:style-name="T61">all devices in <text:tab/><text:tab/><text:tab/><text:tab/><text:tab/><text:tab/><text:tab/><text:tab/><text:tab/><text:tab/><text:tab/><text:tab/></text:span><text:span text:style-name="T60">/sysbus/memory/devices</text:span></text:p>
      <text:p text:style-name="P90">cd <text:span text:style-name="T196">dir</text:span><text:tab/><text:tab/><text:tab/><text:tab/><text:tab/><text:tab/><text:tab/>go to dir</text:p>
      <text:p text:style-name="P90">cd -<text:tab/><text:tab/><text:tab/><text:tab/><text:tab/><text:tab/><text:tab/><text:tab/>go to last used dir</text:p>
      <text:p text:style-name="P90"/>
      <text:p text:style-name="P13">**<text:span text:style-name="T19">file command</text:span>**</text:p>
      <text:p text:style-name="P13">file<text:tab/><text:tab/><text:tab/><text:tab/><text:tab/><text:tab/><text:tab/><text:tab/>determine file type</text:p>
      <text:p text:style-name="P13"/>
      <text:p text:style-name="P13">touch<text:tab/><text:tab/><text:tab/><text:tab/><text:tab/><text:tab/><text:tab/>update access and modification time of file</text:p>
      <text:p text:style-name="P13"><text:tab/><text:tab/><text:tab/><text:tab/><text:tab/><text:tab/><text:tab/><text:tab/><text:span text:style-name="T104">also use to create file</text:span></text:p>
      <text:p text:style-name="P60">rm<text:tab/><text:tab/><text:tab/><text:tab/><text:tab/><text:tab/><text:tab/><text:tab/>delete file<text:span text:style-name="T120">s or directories</text:span></text:p>
      <text:p text:style-name="P61">rm -d<text:tab/><text:tab/><text:tab/><text:tab/><text:tab/><text:tab/><text:tab/>remove empty directories</text:p>
      <text:p text:style-name="P13">chmod <text:tab/><text:tab/><text:tab/><text:tab/><text:tab/><text:tab/><text:tab/>change permissions</text:p>
      <text:p text:style-name="P13">chmod 777 <text:span text:style-name="T20">file</text:span></text:p>
      <text:p text:style-name="P13">chmod g+w <text:span text:style-name="T20">file</text:span></text:p>
      <text:p text:style-name="P13">chmod -x <text:span text:style-name="T20">file</text:span></text:p>
      <text:p text:style-name="P13">cat<text:tab/><text:tab/><text:tab/><text:tab/><text:tab/><text:tab/><text:tab/><text:tab/>display file contents</text:p>
      <text:p text:style-name="P13">head<text:tab/><text:tab/><text:tab/><text:tab/><text:tab/><text:tab/><text:tab/>displays first few lines of a file</text:p>
      <text:p text:style-name="P13">tail<text:tab/><text:tab/><text:tab/><text:tab/><text:tab/><text:tab/><text:tab/><text:tab/>print last few lines in a file</text:p>
      <text:p text:style-name="P13">chgrp<text:tab/><text:tab/><text:tab/><text:tab/><text:tab/><text:tab/><text:tab/>change file group</text:p>
      <text:p text:style-name="P13">mkdir<text:tab/><text:tab/><text:tab/><text:tab/><text:tab/><text:tab/><text:tab/>create a new directory</text:p>
      <text:p text:style-name="P13">rmdir<text:tab/><text:tab/><text:tab/><text:tab/><text:tab/><text:tab/><text:tab/>delete an existing directory</text:p>
      <text:p text:style-name="P13"><text:soft-page-break/>pwd<text:tab/><text:tab/><text:tab/><text:tab/><text:tab/><text:tab/><text:tab/><text:tab/>print current working directory</text:p>
      <text:p text:style-name="P13">ls<text:tab/><text:tab/><text:tab/><text:tab/><text:tab/><text:tab/><text:tab/><text:tab/>get information about file type</text:p>
      <text:p text:style-name="P13">cp<text:tab/><text:tab/><text:tab/><text:tab/><text:tab/><text:tab/><text:tab/><text:tab/>copy source file into destination</text:p>
      <text:p text:style-name="P13">grep<text:tab/><text:tab/><text:tab/><text:tab/><text:tab/><text:tab/><text:tab/>search files for regular expressions</text:p>
      <text:p text:style-name="P13">ln<text:tab/><text:tab/><text:tab/><text:tab/><text:tab/><text:tab/><text:tab/><text:tab/>create softlink on oldname</text:p>
      <text:p text:style-name="P86">ln -<text:span text:style-name="T191">s </text:span><text:span text:style-name="T192">src </text:span><text:span text:style-name="T190">target<text:tab/><text:tab/><text:tab/><text:tab/><text:tab/>create link to src in target directory</text:span></text:p>
      <text:p text:style-name="P87">difference betewwn <text:span text:style-name="T193">symbolic link and hard link</text:span></text:p>
      <text:p text:style-name="P13">mv<text:tab/><text:tab/><text:tab/><text:tab/><text:tab/><text:tab/><text:tab/><text:tab/>move oldname to new</text:p>
      <text:p text:style-name="P13"/>
      <text:p text:style-name="P13">**<text:span text:style-name="T21">manipulating data</text:span>**</text:p>
      <text:p text:style-name="P13">awk<text:tab/><text:tab/><text:tab/><text:tab/><text:tab/><text:tab/><text:tab/><text:tab/>pattern scanning and processing language</text:p>
      <text:p text:style-name="P13"><text:span text:style-name="T22">cmp<text:tab/><text:tab/><text:tab/><text:tab/><text:tab/><text:tab/><text:tab/><text:tab/></text:span>Compares the contents of two files</text:p>
      <text:p text:style-name="P13"><text:span text:style-name="T23">comm<text:tab/><text:tab/><text:tab/><text:tab/><text:tab/><text:tab/><text:tab/></text:span>Compares sorted data</text:p>
      <text:p text:style-name="P13"><text:span text:style-name="T24">cut<text:tab/><text:tab/><text:tab/><text:tab/><text:tab/><text:tab/><text:tab/><text:tab/></text:span>Cuts out selected fields of each line of a file</text:p>
      <text:p text:style-name="P13"><text:span text:style-name="T24">diff<text:tab/><text:tab/><text:tab/><text:tab/><text:tab/><text:tab/><text:tab/><text:tab/></text:span>Differential file comparator</text:p>
      <text:p text:style-name="P13"><text:span text:style-name="T24">expand<text:tab/><text:tab/><text:tab/><text:tab/><text:tab/><text:tab/><text:tab/></text:span>Expands tabs to spaces</text:p>
      <text:p text:style-name="P13"><text:span text:style-name="T24">join<text:tab/><text:tab/><text:tab/><text:tab/><text:tab/><text:tab/><text:tab/><text:tab/></text:span>Joins files on some common field</text:p>
      <text:p text:style-name="P13"><text:span text:style-name="T24">perl<text:tab/><text:tab/><text:tab/><text:tab/><text:tab/><text:tab/><text:tab/><text:tab/></text:span>Data manipulation language</text:p>
      <text:p text:style-name="P13"><text:span text:style-name="T25">sed<text:tab/><text:tab/><text:tab/><text:tab/><text:tab/><text:tab/><text:tab/><text:tab/></text:span>Stream text editor</text:p>
      <text:p text:style-name="P13"><text:span text:style-name="T26">sort<text:tab/><text:tab/><text:tab/><text:tab/><text:tab/><text:tab/><text:tab/><text:tab/></text:span>Sorts file data</text:p>
      <text:p text:style-name="P13"><text:span text:style-name="T27">split<text:tab/><text:tab/><text:tab/><text:tab/><text:tab/><text:tab/><text:tab/><text:tab/></text:span>Splits file into smaller files</text:p>
      <text:p text:style-name="P13"><text:span text:style-name="T25">tr<text:tab/><text:tab/><text:tab/><text:tab/><text:tab/><text:tab/><text:tab/><text:tab/></text:span>Translates characters</text:p>
      <text:p text:style-name="P13"><text:span text:style-name="T25">uniq<text:tab/><text:tab/><text:tab/><text:tab/><text:tab/><text:tab/><text:tab/></text:span>Reports repeated lines in a file</text:p>
      <text:p text:style-name="P13"><text:span text:style-name="T28">wc<text:tab/><text:tab/><text:tab/><text:tab/><text:tab/><text:tab/><text:tab/><text:tab/></text:span>Counts words, lines, and characters</text:p>
      <text:p text:style-name="P13"><text:span text:style-name="T28">vi<text:tab/><text:tab/><text:tab/><text:tab/><text:tab/><text:tab/><text:tab/><text:tab/></text:span>Opens vi text editor</text:p>
      <text:p text:style-name="P13"><text:span text:style-name="T28">vim<text:tab/><text:tab/><text:tab/><text:tab/><text:tab/><text:tab/><text:tab/><text:tab/></text:span>Opens vim text editor</text:p>
      <text:p text:style-name="P13"><text:span text:style-name="T29">fmt<text:tab/><text:tab/><text:tab/><text:tab/><text:tab/><text:tab/><text:tab/><text:tab/></text:span>Simple text formatter<text:span text:style-name="T29"><text:tab/></text:span></text:p>
      <text:p text:style-name="P13"><text:span text:style-name="T29">spell<text:tab/><text:tab/><text:tab/><text:tab/><text:tab/><text:tab/><text:tab/></text:span>Checks text for spelling error</text:p>
      <text:p text:style-name="P13"><text:span text:style-name="T29">ispell<text:tab/><text:tab/><text:tab/><text:tab/><text:tab/><text:tab/><text:tab/></text:span>Checks text for spelling error</text:p>
      <text:p text:style-name="P13"><text:span text:style-name="T29">emacs<text:tab/><text:tab/><text:tab/><text:tab/><text:tab/><text:tab/><text:tab/></text:span>GNU project Emacs</text:p>
      <text:p text:style-name="P13"><text:span text:style-name="T29">ex,edit<text:tab/><text:tab/><text:tab/><text:tab/><text:tab/><text:tab/><text:tab/></text:span>Line editor</text:p>
      <text:p text:style-name="P10">tee<text:tab/><text:tab/><text:tab/><text:tab/><text:tab/><text:tab/><text:tab/><text:tab/><text:span text:style-name="T30">read from standard input and write to standard output and files</text:span></text:p>
      <text:p text:style-name="P11">source<text:tab/><text:tab/><text:tab/><text:tab/><text:tab/><text:tab/><text:tab/>load any functions <text:span text:style-name="T31">file into current shell</text:span></text:p>
      <text:p text:style-name="P12">stat<text:tab/>‘%<text:span text:style-name="T32">y</text:span>’ <text:span text:style-name="T32">filename</text:span><text:tab/><text:tab/><text:tab/><text:tab/>display update time of file</text:p>
      <text:p text:style-name="P51">strings<text:tab/><text:tab/><text:tab/><text:tab/><text:tab/><text:tab/><text:tab/><text:span text:style-name="T112">print the strings of printable characters in files.</text:span></text:p>
      <text:p text:style-name="P13">strings /lib/x86_64-linux-gnu/libc.so.6 |grep GLIBC</text:p>
      <text:p text:style-name="P13"/>
      <text:p text:style-name="P13">**<text:span text:style-name="T33">process</text:span>**</text:p>
      <text:p text:style-name="P13"><text:span text:style-name="T33">env<text:tab/><text:tab/><text:tab/><text:tab/></text:span>run another program in a custom environment without modifying the current one</text:p>
      <text:p text:style-name="P13"><text:span text:style-name="T34">top<text:tab/><text:tab/><text:tab/><text:tab/></text:span>Displays all system processes</text:p>
      <text:p text:style-name="P3"><text:span text:style-name="T2">ps<text:tab/><text:tab/><text:tab/><text:tab/></text:span>Displays the status of current processes</text:p>
      <text:p text:style-name="P3"/>
      <text:p text:style-name="P3">**<text:span text:style-name="T35">g++**</text:span></text:p>
      <text:p text:style-name="P3">-<text:span text:style-name="T39">o<text:tab/><text:tab/><text:tab/><text:tab/>output file name</text:span></text:p>
      <text:p text:style-name="P14">-L<text:tab/><text:tab/><text:tab/><text:tab/><text:span text:style-name="T36">add library include path</text:span></text:p>
      <text:p text:style-name="P14">-<text:span text:style-name="T37">l<text:tab/><text:tab/><text:tab/><text:tab/>add library</text:span></text:p>
      <text:p text:style-name="P14">-<text:span text:style-name="T38">I<text:tab/><text:tab/><text:tab/><text:tab/>add include header path</text:span></text:p>
      <text:p text:style-name="P14"/>
      <text:p text:style-name="P14"/>
      <text:p text:style-name="P14">**<text:span text:style-name="T40">uncategoried**</text:span></text:p>
      <text:p text:style-name="P15">readlink -<text:span text:style-name="T41">f<text:tab/><text:tab/>print resolved symbolic links or canonical file names</text:span></text:p>
      <text:p text:style-name="P32">export<text:tab/><text:tab/><text:tab/>set export attribute for shell variables,</text:p>
      <text:p text:style-name="P32"><text:soft-page-break/><text:span text:style-name="T70"><text:tab/><text:tab/><text:tab/><text:tab/>m</text:span>ake content of PATH available to child processes of this shell.</text:p>
      <text:p text:style-name="P33">export PATH=$PATH:directory<text:tab/> <text:span text:style-name="T85">add path, </text:span>directory <text:span text:style-name="T84">is the path want to add</text:span></text:p>
      <text:p text:style-name="P16"><text:tab/><text:tab/><text:tab/><text:tab/><text:tab/><text:tab/><text:tab/><text:tab/><text:span text:style-name="T86">another way to change PATH, edit </text:span>.bash_profile or .profile</text:p>
      <text:p text:style-name="P15">**<text:span text:style-name="T42">capability</text:span>**</text:p>
      <text:p text:style-name="P17">setcap<text:tab/><text:tab/><text:tab/>set file capabilities</text:p>
      <text:p text:style-name="P18">getcap<text:tab/><text:tab/><text:tab/>get file capabilities</text:p>
      <text:p text:style-name="P18"/>
      <text:p text:style-name="P19">e<text:tab/>efective</text:p>
      <text:p text:style-name="P19">p<text:tab/>permitted</text:p>
      <text:p text:style-name="P19">I<text:tab/>inherited</text:p>
      <text:p text:style-name="P19"/>
      <text:p text:style-name="P19">**<text:span text:style-name="T199">program**</text:span></text:p>
      <text:p text:style-name="P94">ldd<text:tab/>/<text:span text:style-name="T48">usr</text:span><text:span text:style-name="T66">/bin/zip</text:span><text:tab/><text:tab/><text:tab/>list all library <text:span text:style-name="T202">needed by zip</text:span></text:p>
      <text:p text:style-name="P96">ldd /usr/lib/libreoffice/program/libuno_cppu.so.3</text:p>
      <text:p text:style-name="P97"><text:tab/><text:tab/><text:tab/><text:tab/><text:tab/><text:tab/><text:span text:style-name="T203">list all library needed by </text:span>libuno_cppu.so.3</text:p>
      <text:p text:style-name="P95">objdump -<text:span text:style-name="T200">p /</text:span><text:span text:style-name="T201">usr/bin/</text:span><text:span text:style-name="T200">zip</text:span><text:tab/>list information about executable file</text:p>
      <text:p text:style-name="P98">cmake</text:p>
      <text:p text:style-name="P98">ctest</text:p>
      <text:p text:style-name="P98">cpack</text:p>
      <text:p text:style-name="P95"/>
      <text:p text:style-name="P19">**<text:span text:style-name="T43">hardware</text:span>**</text:p>
      <text:p text:style-name="P19">ls<text:span text:style-name="T44">hw<text:tab/><text:tab/><text:tab/><text:tab/>sudo</text:span></text:p>
      <text:p text:style-name="P20">hardinfo<text:tab/><text:tab/><text:tab/><text:tab/><text:span text:style-name="T45">UI, sudo apt-get install hardinfo</text:span></text:p>
      <text:p text:style-name="P21">inxi<text:tab/><text:tab/><text:tab/><text:tab/><text:tab/><text:span text:style-name="T46">sudo apt install inxi</text:span></text:p>
      <text:p text:style-name="P75">less <text:span text:style-name="T49">/proc/modules<text:tab/></text:span><text:span text:style-name="T62">get modules info</text:span></text:p>
      <text:p text:style-name="P76"><text:span text:style-name="T62">l</text:span><text:span text:style-name="T49">smod<text:tab/><text:tab/><text:tab/><text:tab/></text:span><text:span text:style-name="T63">list </text:span><text:span text:style-name="T64">modules</text:span></text:p>
      <text:p text:style-name="P77"><text:span text:style-name="T64">m</text:span><text:span text:style-name="T49">odinfo<text:tab/><text:tab/><text:tab/><text:tab/></text:span><text:span text:style-name="T65">info about module</text:span></text:p>
      <text:p text:style-name="P83">hwclock<text:tab/><text:tab/><text:tab/><text:tab/>control clock like RTC(sudo install util-linux)</text:p>
      <text:p text:style-name="P84">hwclock -w<text:tab/><text:tab/><text:tab/>sync RTC timer with system time</text:p>
      <text:p text:style-name="P100"><text:span text:style-name="T67">timedatectl<text:tab/><text:tab/><text:tab/></text:span><text:span text:style-name="T68">control the system time and date</text:span></text:p>
      <text:p text:style-name="P85"/>
      <text:p text:style-name="P78">example:</text:p>
      <text:p text:style-name="P79">1. find out the network driver</text:p>
      <text:p text:style-name="P80">sudo lshw</text:p>
      <text:p text:style-name="P80"><text:s text:c="8"/>*-communication</text:p>
      <text:p text:style-name="P80"><text:s text:c="13"/>description: Communication controller</text:p>
      <text:p text:style-name="P80"><text:s text:c="13"/>product: Cannon Lake PCH HECI Controller</text:p>
      <text:p text:style-name="P80"><text:s text:c="13"/>vendor: Intel Corporation</text:p>
      <text:p text:style-name="P80"><text:s text:c="13"/>physical id: 16</text:p>
      <text:p text:style-name="P80"><text:s text:c="13"/>bus info: pci@0000:00:16.0</text:p>
      <text:p text:style-name="P80"><text:s text:c="13"/>version: 10</text:p>
      <text:p text:style-name="P80"><text:s text:c="13"/>width: 64 bits</text:p>
      <text:p text:style-name="P80"><text:s text:c="13"/>clock: 33MHz</text:p>
      <text:p text:style-name="P80"><text:s text:c="13"/>capabilities: pm msi bus_master cap_list</text:p>
      <text:p text:style-name="P80"><text:s text:c="13"/>configuration: driver=mei_me latency=0</text:p>
      <text:p text:style-name="P80"><text:s text:c="13"/>resources: irq:133 memory:d123b000-d123bfff</text:p>
      <text:p text:style-name="P78"><text:s text:c="8"/>*-network</text:p>
      <text:p text:style-name="P78"><text:s text:c="13"/>description: Ethernet interface</text:p>
      <text:p text:style-name="P78"><text:s text:c="13"/>product: Ethernet Connection (7) I219-V</text:p>
      <text:p text:style-name="P78"><text:s text:c="13"/>vendor: Intel Corporation</text:p>
      <text:p text:style-name="P78"><text:s text:c="13"/>physical id: 1f.6</text:p>
      <text:p text:style-name="P78"><text:soft-page-break/><text:s text:c="13"/>bus info: pci@0000:00:1f.6</text:p>
      <text:p text:style-name="P78"><text:s text:c="13"/>logical name: eno1</text:p>
      <text:p text:style-name="P78"><text:s text:c="13"/>version: 10</text:p>
      <text:p text:style-name="P78"><text:s text:c="13"/>serial: a4:bb:6d:aa:83:25</text:p>
      <text:p text:style-name="P78"><text:s text:c="13"/>size: 1Gbit/s</text:p>
      <text:p text:style-name="P78"><text:s text:c="13"/>capacity: 1Gbit/s</text:p>
      <text:p text:style-name="P78"><text:s text:c="13"/>width: 32 bits</text:p>
      <text:p text:style-name="P78"><text:s text:c="13"/>clock: 33MHz</text:p>
      <text:p text:style-name="P78"><text:s text:c="13"/>capabilities: pm msi bus_master cap_list ethernet physical tp 10bt 10bt-fd 100bt 100bt-fd 1000bt-fd autonegotiation</text:p>
      <text:p text:style-name="P78"><text:s text:c="13"/>configuration: autonegotiation=on broadcast=yes driver=e1000e driverversion=3.2.6-k duplex=full firmware=0.5-4 ip=10.29.93.8 latency=0 link=yes multicast=yes port=twisted pair speed=1Gbit/s</text:p>
      <text:p text:style-name="P78"><text:s text:c="13"/>resources: irq:125 memory:d1200000-d121ffff</text:p>
      <text:p text:style-name="P78"/>
      <text:p text:style-name="P82">2. get information about driver</text:p>
      <text:p text:style-name="P81"><text:span text:style-name="T189">modinfo </text:span>mei_me</text:p>
      <text:p text:style-name="P81">filename: <text:s text:c="6"/>/lib/modules/5.4.0-52-generic/kernel/drivers/misc/mei/mei-me.ko</text:p>
      <text:p text:style-name="P81">license: <text:s text:c="7"/>GPL v2</text:p>
      <text:p text:style-name="P81">description: <text:s text:c="3"/>Intel(R) Management Engine Interface</text:p>
      <text:p text:style-name="P81">author: <text:s text:c="8"/>Intel Corporation</text:p>
      <text:p text:style-name="P81">srcversion: <text:s text:c="4"/>5CC43F96438E81D2A024F7C</text:p>
      <text:p text:style-name="P81">alias: <text:s text:c="9"/>pci:v00008086d000018D3sv*sd*bc*sc*i*</text:p>
      <text:p text:style-name="P81">… …</text:p>
      <text:p text:style-name="P81">depends: <text:s text:c="7"/>mei</text:p>
      <text:p text:style-name="P81">retpoline: <text:s text:c="5"/>Y</text:p>
      <text:p text:style-name="P81">intree: <text:s text:c="8"/>Y</text:p>
      <text:p text:style-name="P81">name: <text:s text:c="10"/>mei_me</text:p>
      <text:p text:style-name="P81">vermagic: <text:s text:c="6"/>5.4.0-52-generic SMP mod_unload </text:p>
      <text:p text:style-name="P81">sig_id: <text:s text:c="8"/>PKCS#7</text:p>
      <text:p text:style-name="P81">signer: <text:s text:c="8"/>Build time autogenerated kernel key</text:p>
      <text:p text:style-name="P81">sig_key: <text:s text:c="7"/>36:6C:77:0F:63:B5:EB:5D:71:FB:D9:0C:23:73:72:A4:5E:21:8E:78</text:p>
      <text:p text:style-name="P81">sig_hashalgo: <text:s text:c="2"/>sha512</text:p>
      <text:p text:style-name="P81">signature: <text:s text:c="5"/>14:CE:72:0C:30:4C:2C:5B:50:74:91:94:3C:B5:FE:FF:73:EF:27:69:</text:p>
      <text:p text:style-name="P81">… …</text:p>
      <text:p text:style-name="P81">parm: <text:s text:c="10"/>disable_msi:bool</text:p>
      <text:p text:style-name="P81"/>
      <text:p text:style-name="P81"/>
      <text:p text:style-name="P22">**CPU info**</text:p>
      <text:p text:style-name="P23">lscpu</text:p>
      <text:p text:style-name="P24">cat /<text:span text:style-name="T47">proc/</text:span><text:span text:style-name="T49">cpuinfo</text:span></text:p>
      <text:p text:style-name="P25">nproc</text:p>
      <text:p text:style-name="P26">cpuid</text:p>
      <text:p text:style-name="P27">rdmsr<text:tab/><text:tab/><text:tab/><text:span text:style-name="T69">sudo apt isntall msr-tools</text:span></text:p>
      <text:p text:style-name="P28">sensors<text:tab/><text:tab/><text:tab/>From lm-sensors tool, is a free open source software-tool for Linux </text:p>
      <text:p text:style-name="P29"><text:tab/><text:tab/><text:tab/><text:tab/>that provides tools and drivers for monitoring temperatures, voltage, humidity, </text:p>
      <text:p text:style-name="P30"><text:tab/><text:tab/><text:tab/><text:tab/>and fans. It can also detect chassis intrusions.</text:p>
      <text:p text:style-name="P34"/>
      <text:p text:style-name="P34">**<text:span text:style-name="T72">BIOS info</text:span>**</text:p>
      <text:p text:style-name="P36">dmidecode<text:tab/><text:tab/>dmidecode <text:span text:style-name="T74">t</text:span>oo<text:span text:style-name="T73">l include: </text:span>dmidecode, biosdecode, </text:p>
      <text:p text:style-name="P36"><text:tab/><text:tab/><text:tab/><text:tab/>vpddecode (vital product data),ownership</text:p>
      <text:p text:style-name="P35"><text:soft-page-break/>biosdecode<text:bookmark text:name="_Toc48743923"/></text:p>
      <text:list xml:id="list2478904574" text:style-name="WWNum6">
        <text:list-header>
          <text:p text:style-name="P136"/>
          <text:p text:style-name="P137">**<text:span text:style-name="T71">memory info</text:span>**</text:p>
        </text:list-header>
      </text:list>
      <text:list xml:id="list3023001133" text:style-name="WWNum7">
        <text:list-header>
          <text:p text:style-name="P138">dmidecode -type memory</text:p>
        </text:list-header>
      </text:list>
      <text:p text:style-name="P107">dmidecode -t 16</text:p>
      <text:list xml:id="list175229724699475" text:continue-numbering="true" text:style-name="WWNum7">
        <text:list-header>
          <text:p text:style-name="P138">free</text:p>
          <text:p text:style-name="P138">cat /proc/meminfo</text:p>
          <text:p text:style-name="P138">vmstat -s</text:p>
        </text:list-header>
      </text:list>
      <text:p text:style-name="P31">查看物理内存访问权限：</text:p>
      <text:list xml:id="list523658637" text:style-name="WWNum8">
        <text:list-header>
          <text:p text:style-name="P139">ls -l /dev/mem<text:tab/><text:tab/>crw-r----- 1 root kmem 1, 1 5月 19 08：00 /dev/mem</text:p>
        </text:list-header>
      </text:list>
      <text:p text:style-name="P31">First Character:-(regular file),b(black special file),c(character special file),d(directory),l(symbolic link),n(network file),p(FIFO),s(socket)</text:p>
      <text:p text:style-name="P31">Next three character: file permissions for user(r/w/x/s/t)</text:p>
      <text:p text:style-name="P31">Next three character: file permissions for group</text:p>
      <text:p text:style-name="P31">Next three character: file permissions for others</text:p>
      <text:p text:style-name="P31">Number:hard links to the file</text:p>
      <text:p text:style-name="P31">Next two words: file owner and group</text:p>
      <text:p text:style-name="P31">Number: file size</text:p>
      <text:p text:style-name="P31">Date and time <text:span text:style-name="T125">last </text:span><text:span text:style-name="T126">time file is </text:span><text:span text:style-name="T125">read</text:span><text:span text:style-name="T127">(atime)</text:span></text:p>
      <text:p text:style-name="P31">File name</text:p>
      <text:list xml:id="list2355750695" text:style-name="WWNum9">
        <text:list-header>
          <text:p text:style-name="P149">ls -l –time=xxx</text:p>
          <text:p text:style-name="P140">atime<text:tab/><text:tab/><text:tab/><text:tab/><text:span text:style-name="T128">last access </text:span><text:span text:style-name="T129">time</text:span></text:p>
          <text:p text:style-name="P140">access<text:tab/><text:tab/><text:tab/><text:tab/><text:span text:style-name="T129">last access time? </text:span><text:span text:style-name="T130">What difference?</text:span></text:p>
          <text:p text:style-name="P140"><text:span text:style-name="T133">u</text:span>se<text:tab/><text:tab/><text:tab/><text:tab/><text:tab/><text:span text:style-name="T131">last used </text:span><text:span text:style-name="T132">time</text:span></text:p>
        </text:list-header>
      </text:list>
      <text:p text:style-name="P114">ctime<text:tab/><text:tab/><text:tab/><text:tab/><text:span text:style-name="T134">last change inode time</text:span></text:p>
      <text:p text:style-name="P114">status<text:tab/><text:tab/><text:tab/><text:tab/>???</text:p>
      <text:p text:style-name="P114"/>
      <text:list xml:id="list175230307155510" text:continue-numbering="true" text:style-name="WWNum9">
        <text:list-header>
          <text:p text:style-name="P141">dd if=/dev/mem ...</text:p>
        </text:list-header>
      </text:list>
      <text:p text:style-name="P31">dd if=/dev/mem bs=1 count=4 skip 1024|hd<text:tab/>Read 4byte physical memory from address 1024<text:bookmark text:name="_Toc48743924"/></text:p>
      <text:p text:style-name="P31"/>
      <text:p text:style-name="P37">**<text:span text:style-name="T75">IO port</text:span>**</text:p>
      <text:p text:style-name="P38">dd i<text:bookmark-start text:name="_Toc48743925"/>f=/dev/port…<text:bookmark-end text:name="_Toc48743925"/></text:p>
      <text:p text:style-name="P38"/>
      <text:p text:style-name="P38">**<text:span text:style-name="T76">PCI</text:span>**</text:p>
      <text:p text:style-name="P68">lspci<text:tab/><text:tab/><text:tab/><text:tab/><text:tab/><text:tab/><text:tab/>list all pci devices</text:p>
      <text:p text:style-name="P68">lspci -<text:span text:style-name="T148">t<text:tab/><text:tab/><text:tab/><text:tab/><text:tab/><text:tab/><text:tab/></text:span><text:span text:style-name="T149">list in tree format</text:span></text:p>
      <text:p text:style-name="P106">update-pciids<text:tab/><text:tab/><text:tab/><text:tab/><text:tab/><text:span text:style-name="T222">update version of pci.ids</text:span></text:p>
      <text:p text:style-name="P73"><text:span text:style-name="T174">sudo </text:span>lspci -H1/<text:span text:style-name="T172">H2</text:span><text:tab/><text:tab/><text:tab/><text:tab/><text:span text:style-name="T170">direct hardware access </text:span><text:span text:style-name="T171">via Intel Configuration mechanism 1/</text:span><text:span text:style-name="T173">2</text:span><text:span text:style-name="T171">.</text:span></text:p>
      <text:p text:style-name="P69"><text:span text:style-name="T151">sudo </text:span>lspci -v<text:tab/><text:tab/><text:tab/><text:tab/><text:tab/><text:tab/><text:span text:style-name="T150">verbose information</text:span></text:p>
      <text:p text:style-name="P70">sudo lspci -vv<text:tab/><text:tab/><text:tab/><text:tab/><text:tab/><text:span text:style-name="T152">more verbose</text:span></text:p>
      <text:p text:style-name="P71">sudo lspci -vvv<text:tab/><text:tab/><text:tab/><text:tab/><text:tab/><text:span text:style-name="T154">more and </text:span><text:span text:style-name="T153">more verbose</text:span></text:p>
      <text:p text:style-name="P72">lspci -k<text:tab/><text:tab/><text:tab/><text:tab/><text:tab/><text:tab/><text:tab/>show driver of device</text:p>
      <text:list xml:id="list2599950291" text:style-name="WWNum11">
        <text:list-header>
          <text:p text:style-name="P142">sudo lspci -xxx<text:tab/><text:tab/><text:tab/><text:tab/><text:tab/><text:span text:style-name="T145">display cfg </text:span><text:span text:style-name="T146">space.</text:span></text:p>
          <text:p text:style-name="P143">sudo lspci -xxxx<text:tab/><text:tab/><text:tab/><text:tab/><text:tab/>display extended <text:span text:style-name="T143">PCI cfg </text:span><text:span text:style-name="T147">space</text:span><text:span text:style-name="T143">, </text:span><text:span text:style-name="T144">4096 byte</text:span></text:p>
        </text:list-header>
      </text:list>
      <text:p text:style-name="P118">lspci -s <text:span text:style-name="T159">0000:00:17.0<text:tab/><text:tab/><text:tab/><text:tab/>display domain0:bus0:dev0.fun0 device </text:span><text:span text:style-name="T160">cfg space</text:span></text:p>
      <text:p text:style-name="P119">lspci -d 8086:a352<text:tab/><text:tab/><text:tab/><text:tab/><text:span text:style-name="T161">display vendor </text:span><text:span text:style-name="T162">ID </text:span><text:span text:style-name="T161">8086, device ID a352 </text:span><text:span text:style-name="T163">device</text:span></text:p>
      <text:p text:style-name="P120">lspci -i<text:tab/><text:tab/><text:tab/><text:tab/><text:tab/><text:tab/><text:tab/><text:span text:style-name="T164">specify </text:span><text:span text:style-name="T165">PCI ID</text:span><text:span text:style-name="T164"> file </text:span><text:span text:style-name="T165">instead of <text:s/></text:span><text:span text:style-name="T164">pci.ids</text:span></text:p>
      <text:p text:style-name="P117">lspci -n<text:span text:style-name="T157">n<text:tab/><text:tab/><text:tab/><text:tab/><text:tab/><text:tab/><text:tab/></text:span><text:span text:style-name="T158">display vendor ID and device ID</text:span></text:p>
      <text:p text:style-name="P115">lspci -P<text:tab/><text:tab/><text:tab/><text:tab/><text:tab/><text:tab/><text:tab/><text:span text:style-name="T155">list by path through bridge</text:span></text:p>
      <text:p text:style-name="P116">lspci -PP<text:tab/><text:tab/><text:tab/><text:tab/><text:tab/><text:tab/><text:span text:style-name="T155">list by path through bridge, </text:span><text:span text:style-name="T156">show bdf</text:span></text:p>
      <text:p text:style-name="P121"><text:bookmark text:name="_Toc48743926"/>echo 1&gt;/sys/bus/pci/rescan<text:tab/><text:tab/><text:span text:style-name="T137">rescan PCI devices</text:span></text:p>
      <text:p text:style-name="P122">sudo lspci -M<text:tab/><text:tab/><text:tab/><text:tab/><text:tab/>invoke <text:span text:style-name="T166">bus mapping mode</text:span></text:p>
      <text:p text:style-name="P123"><text:soft-page-break/>lspci -A help<text:tab/><text:tab/><text:tab/><text:tab/><text:tab/><text:tab/><text:span text:style-name="T167">PCI access methods</text:span></text:p>
      <text:p text:style-name="P124">man pcilib<text:tab/><text:tab/><text:tab/><text:tab/><text:tab/><text:tab/><text:span text:style-name="T169">know about the </text:span><text:span text:style-name="T168">library lspci use</text:span></text:p>
      <text:p text:style-name="P125">lspci -F file<text:tab/><text:tab/><text:tab/><text:tab/><text:tab/><text:tab/><text:span text:style-name="T175">use file as cfg </text:span><text:span text:style-name="T176">space info source</text:span></text:p>
      <text:p text:style-name="P126">lspci -m<text:tab/><text:tab/><text:tab/><text:tab/><text:tab/><text:tab/><text:tab/>display in machine readable format</text:p>
      <text:p text:style-name="P125"/>
      <text:p text:style-name="P127">setpci<text:tab/><text:tab/><text:tab/><text:tab/><text:tab/><text:tab/><text:tab/>configure PCI devices</text:p>
      <text:p text:style-name="P127"/>
      <text:p text:style-name="P107">**<text:span text:style-name="T77">USB</text:span>**</text:p>
      <text:list xml:id="list413340487" text:style-name="WWNum12">
        <text:list-header>
          <text:p text:style-name="P150">lsusb</text:p>
          <text:p text:style-name="P144"><text:bookmark text:name="_Toc48743927"/></text:p>
          <text:p text:style-name="P144">**<text:span text:style-name="T78">Disk</text:span>**</text:p>
        </text:list-header>
      </text:list>
      <text:list xml:id="list1667107773" text:style-name="WWNum13">
        <text:list-header>
          <text:p text:style-name="P145">sg_…<text:tab/><text:tab/>sudo apt-get install sg3-utils, man sg3_utils, <text:span text:style-name="T79">including series of sg_* commands.</text:span></text:p>
        </text:list-header>
      </text:list>
      <text:p text:style-name="P31"><text:span text:style-name="T80">s</text:span>g_scan</text:p>
      <text:p text:style-name="P31"><text:span text:style-name="T80">s</text:span>g_sat_identify /dev/sda<text:tab/><text:tab/><text:tab/><text:span text:style-name="T178">send Identify </text:span><text:span text:style-name="T179">device </text:span><text:span text:style-name="T178">command, </text:span><text:span text:style-name="T180">use it get identify word</text:span></text:p>
      <text:list xml:id="list2444293256" text:style-name="WWNum14">
        <text:list-header>
          <text:p text:style-name="P146">smartctl -s /dev/sda</text:p>
          <text:p text:style-name="P146">hdparm -I /dev/sda</text:p>
          <text:p text:style-name="P146"><text:span text:style-name="T124">sudo </text:span>fdisk -l<text:tab/><text:tab/><text:span text:style-name="T122">list </text:span><text:span text:style-name="T124">all disk and their </text:span><text:span text:style-name="T123">partition tables</text:span></text:p>
          <text:p text:style-name="P147">sfdisk </text:p>
          <text:p text:style-name="P147">cfdisk</text:p>
          <text:p text:style-name="P146">parted -l</text:p>
          <text:p text:style-name="P146">df -h</text:p>
          <text:p text:style-name="P146">lsblk</text:p>
          <text:p text:style-name="P146">blkid<text:bookmark text:name="_Toc48743928"/></text:p>
          <text:p text:style-name="P146"/>
          <text:p text:style-name="P146">**<text:span text:style-name="T81">gfx</text:span>**</text:p>
        </text:list-header>
      </text:list>
      <text:list xml:id="list2680986105" text:style-name="WWNum15">
        <text:list-header>
          <text:p text:style-name="P148">glxinfo</text:p>
        </text:list-header>
      </text:list>
      <text:p text:style-name="P128">lspci |grep VGA</text:p>
      <text:p text:style-name="P129">hardinfo</text:p>
      <text:p text:style-name="P130">lshw -<text:span text:style-name="T224">class</text:span><text:span text:style-name="T223"> display</text:span></text:p>
      <text:p text:style-name="P131">nv<text:span text:style-name="T225">i</text:span>dia-smi</text:p>
      <text:p text:style-name="P132">nvidia-settings</text:p>
      <text:p text:style-name="P133">prime-select<text:span text:style-name="T226">(sudo install nvidia-prime)</text:span></text:p>
      <text:p text:style-name="P107">**<text:span text:style-name="T87">system</text:span>**</text:p>
      <text:p text:style-name="P108">id</text:p>
      <text:p text:style-name="P108">modeprobe</text:p>
      <text:p text:style-name="P109">lsmod</text:p>
      <text:p text:style-name="P110">modinfo</text:p>
      <text:p text:style-name="P111">lnsmod</text:p>
      <text:p text:style-name="P112">depmod</text:p>
      <text:p text:style-name="P113">init</text:p>
      <text:p text:style-name="P41"><text:span text:style-name="T88">i</text:span>nit 3<text:tab/><text:tab/><text:tab/>On most Linux server system default run level is 3 and on most Linux Desktop</text:p>
      <text:p text:style-name="P41"><text:tab/><text:tab/><text:tab/><text:tab/>system default run level is 5)</text:p>
      <text:p text:style-name="P31"/>
      <text:p text:style-name="P31">**<text:span text:style-name="T135">driver/devices**</text:span></text:p>
      <text:p text:style-name="P62">cat /<text:span text:style-name="T49">proc/devices<text:tab/><text:tab/></text:span><text:span text:style-name="T50">list all current loaded devices </text:span><text:span text:style-name="T51">and driver major </text:span><text:span text:style-name="T52">number.</text:span></text:p>
      <text:p text:style-name="P62"><text:span text:style-name="T52"><text:tab/><text:tab/><text:tab/><text:tab/><text:tab/></text:span><text:span text:style-name="T53">Major = device type</text:span></text:p>
      <text:p text:style-name="P62"><text:span text:style-name="T53"><text:tab/><text:tab/><text:tab/><text:tab/><text:tab/></text:span><text:span text:style-name="T54">Minor = device </text:span><text:span text:style-name="T55">name</text:span></text:p>
      <text:p text:style-name="P63"><text:span text:style-name="T177">u</text:span>dev<text:tab/><text:tab/><text:tab/><text:tab/><text:span text:style-name="T136">dunamic device management</text:span></text:p>
      <text:p text:style-name="P63"/>
      <text:p text:style-name="P63"/>
      <text:p text:style-name="P31"><text:bookmark-start text:name="_Toc48743930"/>*<text:bookmark-end text:name="_Toc48743930"/>*<text:span text:style-name="T89">system log</text:span>**</text:p>
      <text:p text:style-name="P31">last reboot<text:bookmark text:name="_Toc48743931"/></text:p>
      <text:p text:style-name="P31"><text:soft-page-break/></text:p>
      <text:p text:style-name="P31">**<text:span text:style-name="T90">network</text:span>**</text:p>
      <text:p text:style-name="P31">hostname -I</text:p>
      <text:p text:style-name="P31">ifconfig</text:p>
      <text:p text:style-name="P31"><text:a xlink:type="simple" xlink:href="https://www.linuxtrainingacademy.com/linux-commands-cheat-sheet/" text:style-name="ListLabel_20_1" text:visited-style-name="ListLabel_20_1"><text:span text:style-name="Internet_20_link">https://www.linuxtrainingacademy.com/linux-commands-cheat-sheet/</text:span></text:a> </text:p>
      <text:p text:style-name="P31"/>
      <text:p text:style-name="P31"/>
      <text:p text:style-name="P31"><text:bookmark-start text:name="_Toc48743932"/>*<text:bookmark-end text:name="_Toc48743932"/>*<text:span text:style-name="T82">power management</text:span>**</text:p>
      <text:p text:style-name="P31">xset <text:tab/><text:tab/><text:tab/><text:tab/>xset dpms force standby</text:p>
      <text:p text:style-name="P31">pm-suspend<text:tab/><text:tab/><text:tab/>pm-utils</text:p>
      <text:p text:style-name="P39">s2ram<text:tab/><text:tab/><text:tab/><text:tab/>uswsusp</text:p>
      <text:p text:style-name="P39">s2ram --force</text:p>
      <text:p text:style-name="P31"/>
      <text:p text:style-name="P31"><text:bookmark-start text:name="_Toc48743933"/>*<text:bookmark-end text:name="_Toc48743933"/>*<text:span text:style-name="T83">debug</text:span>**</text:p>
      <text:p text:style-name="P31">strace<text:bookmark text:name="_Toc48743934"/><text:bookmark text:name="_Toc48743935"/><text:tab/><text:tab/><text:tab/><text:tab/><text:span text:style-name="T121">trace system calls and signals</text:span></text:p>
      <text:p text:style-name="P31"><text:bookmark text:name="_Toc48743940"/></text:p>
      <text:p text:style-name="P31"/>
      <text:p text:style-name="P31"/>
      <text:p text:style-name="P31"/>
      <text:p text:style-name="P31"><text:span text:style-name="T92">s</text:span>et<text:tab/><text:tab/><text:span text:style-name="T91">check </text:span>session’s environment</text:p>
      <text:p text:style-name="P31"><text:span text:style-name="T93">x</text:span>term<text:tab/><text:span text:style-name="T94">open a </text:span>terminal</text:p>
      <text:p text:style-name="P31"/>
      <text:p text:style-name="P31"><text:bookmark text:name="_Toc48743941"/>**<text:span text:style-name="T195">developer**</text:span></text:p>
      <text:p text:style-name="P91">strip<text:tab/><text:tab/>remove symbols and sections from files</text:p>
      <text:p text:style-name="P92">perf<text:tab/><text:tab/><text:tab/><text:span text:style-name="T197">performance analyzer</text:span></text:p>
      <text:p text:style-name="P92"><text:tab/><text:tab/><text:tab/><text:span text:style-name="T198">(</text:span><text:a xlink:type="simple" xlink:href="https://perf.wiki.kernel.org/index.php/Tutorial#Counting_with_perf_stat" text:style-name="Internet_20_link" text:visited-style-name="Visited_20_Internet_20_Link"><text:span text:style-name="T198">https://perf.wiki.kernel.org/index.php/Tutorial#Counting_with_perf_stat</text:span></text:a><text:span text:style-name="T198">)</text:span></text:p>
      <text:p text:style-name="P92">dpkg -S $(which alisp.h)</text:p>
      <text:p text:style-name="P92"><text:tab/><text:tab/><text:tab/><text:span text:style-name="T204">find </text:span><text:span text:style-name="T206">which </text:span><text:span text:style-name="T205">package</text:span><text:span text:style-name="T207"> this </text:span><text:span text:style-name="T208">file </text:span><text:span text:style-name="T209">belong to</text:span><text:span text:style-name="T208">.</text:span></text:p>
      <text:p text:style-name="P92">sudo pacman -S pkgfile</text:p>
      <text:p text:style-name="P103">ldconfig -v<text:tab/><text:span text:style-name="T215">update cached links of shared library</text:span></text:p>
      <text:p text:style-name="P92">sudo pkgfile -u</text:p>
      <text:p text:style-name="P92">pkgfile alisp.h</text:p>
      <text:p text:style-name="P134">sudo apt-get install apt-file</text:p>
      <text:p text:style-name="P135">apt list --installed</text:p>
      <text:p text:style-name="P134">sudo apt-file update</text:p>
      <text:p text:style-name="P134">apt-file find alisp.h</text:p>
      <text:p text:style-name="P134">apt-file search alisp.h</text:p>
      <text:p text:style-name="P99">apt-file search xxx<text:span text:style-name="T210">file</text:span></text:p>
      <text:p text:style-name="P99"/>
      <text:p text:style-name="P99"/>
      <text:p text:style-name="P104">export LD_LIBRARY_PATH=$LD_LIBRARY_PATH:/usr/local/lib</text:p>
      <text:p text:style-name="P104"/>
      <text:p text:style-name="P104"><text:span text:style-name="T220">systemctl status </text:span><text:span text:style-name="T221">application</text:span><text:span text:style-name="T220">.service</text:span></text:p>
      <text:p text:style-name="P105"><text:span text:style-name="T216">systemctl </text:span><text:span text:style-name="T218">enable</text:span><text:span text:style-name="T216"> </text:span><text:span text:style-name="T217">application</text:span><text:span text:style-name="T216">.service</text:span></text:p>
      <text:p text:style-name="P105"><text:span text:style-name="T216">systemctl </text:span><text:span text:style-name="T219">disable</text:span><text:span text:style-name="T216"> </text:span><text:span text:style-name="T217">application</text:span><text:span text:style-name="T216">.servi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Consolas" svg:font-family="Consolas, Monaco, 'Andale Mono', 'Ubuntu Mono', monospace"/>
    <style:font-face style:name="Verdana" svg:font-family="Verdan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807in" fo:margin-bottom="0.1807in" loext:contextual-spacing="false" fo:line-height="173%" fo:keep-together="always" fo:keep-with-next="always"/>
      <style:text-properties style:font-name="Calibri Light" fo:font-family="'Calibri Light'" style:font-family-generic="roman" style:font-pitch="variable" fo:font-size="16pt" fo:font-weight="bold" style:font-name-asian="宋体" style:font-family-asian="宋体" style:font-family-generic-asian="system" style:font-pitch-asian="variable" style:font-size-asian="16pt" style:font-weight-asian="bold" style:font-name-complex="FreeSans" style:font-family-complex="FreeSans" style:font-family-generic-complex="system" style:font-pitch-complex="variable" style:font-size-complex="16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2362in" fo:margin-bottom="0.2291in" loext:contextual-spacing="false" fo:line-height="240%" fo:keep-together="always" fo:keep-with-next="always"/>
      <style:text-properties fo:font-size="22pt" fo:font-weight="bold" style:letter-kerning="true" style:font-size-asian="22pt" style:font-weight-asian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1:45:15.402558742</meta:creation-date>
    <meta:generator>LibreOffice/6.4.7.2$Linux_X86_64 LibreOffice_project/40$Build-2</meta:generator>
    <dc:date>2021-06-22T16:14:12.792022330</dc:date>
    <meta:editing-duration>P1DT4H33M1S</meta:editing-duration>
    <meta:editing-cycles>499</meta:editing-cycles>
    <meta:document-statistic meta:table-count="0" meta:image-count="0" meta:object-count="0" meta:page-count="8" meta:paragraph-count="359" meta:word-count="1609" meta:character-count="11971" meta:non-whitespace-character-count="9434"/>
  </office:meta>
</office:document-meta>
</file>